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6.38cm" svg:height="14.848cm" svg:x="19.714cm" svg:y="0.902cm">
            <draw:object draw:notify-on-update-of-ranges="Лист1.E3:Лист1.E3 Лист1.E4:Лист1.E97 Лист1.F3:Лист1.F3 Лист1.F4:Лист1.F97 Лист1.E3:Лист1.E97 Лист1.H4:Лист1.H97 Лист1.E3:Лист1.E97 Лист1.G3:Лист1.G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(step1)</text:p>
          </table:table-cell>
          <table:table-cell office:value-type="string" calcext:value-type="string">
            <text:p>log(step2)</text:p>
          </table:table-cell>
          <table:table-cell office:value-type="string" calcext:value-type="string">
            <text:p>log(step4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LOG([.A4])" office:value-type="float" office:value="2.47712125471966" calcext:value-type="float">
            <text:p>2,47712125471966</text:p>
          </table:table-cell>
          <table:table-cell table:formula="of:=LOG([.B4])" office:value-type="float" office:value="0" calcext:value-type="float">
            <text:p>0</text:p>
          </table:table-cell>
          <table:table-cell table:formula="of:=LOG([.C4])" office:value-type="float" office:value="0" calcext:value-type="float">
            <text:p>0</text:p>
          </table:table-cell>
          <table:table-cell table:formula="of:=LOG([.D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OG([.A5])" office:value-type="float" office:value="2.60205999132796" calcext:value-type="float">
            <text:p>2,60205999132796</text:p>
          </table:table-cell>
          <table:table-cell table:formula="of:=LOG([.B5])" office:value-type="float" office:value="0.301029995663981" calcext:value-type="float">
            <text:p>0,301029995663981</text:p>
          </table:table-cell>
          <table:table-cell table:formula="of:=LOG([.C5])" office:value-type="float" office:value="0.301029995663981" calcext:value-type="float">
            <text:p>0,301029995663981</text:p>
          </table:table-cell>
          <table:table-cell table:formula="of:=LOG([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LOG([.A6])" office:value-type="float" office:value="2.69897000433602" calcext:value-type="float">
            <text:p>2,69897000433602</text:p>
          </table:table-cell>
          <table:table-cell table:formula="of:=LOG([.B6])" office:value-type="float" office:value="0.477121254719662" calcext:value-type="float">
            <text:p>0,477121254719662</text:p>
          </table:table-cell>
          <table:table-cell table:formula="of:=LOG([.C6])" office:value-type="float" office:value="0.477121254719662" calcext:value-type="float">
            <text:p>0,477121254719662</text:p>
          </table:table-cell>
          <table:table-cell table:formula="of:=LOG([.D6])" office:value-type="float" office:value="0.301029995663981" calcext:value-type="float">
            <text:p>0,3010299956639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LOG([.A7])" office:value-type="float" office:value="2.77815125038364" calcext:value-type="float">
            <text:p>2,77815125038364</text:p>
          </table:table-cell>
          <table:table-cell table:formula="of:=LOG([.B7])" office:value-type="float" office:value="0.778151250383644" calcext:value-type="float">
            <text:p>0,778151250383644</text:p>
          </table:table-cell>
          <table:table-cell table:formula="of:=LOG([.C7])" office:value-type="float" office:value="0.698970004336019" calcext:value-type="float">
            <text:p>0,698970004336019</text:p>
          </table:table-cell>
          <table:table-cell table:formula="of:=LOG([.D7])" office:value-type="float" office:value="0.602059991327962" calcext:value-type="float">
            <text:p>0,6020599913279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LOG([.A8])" office:value-type="float" office:value="2.84509804001426" calcext:value-type="float">
            <text:p>2,84509804001426</text:p>
          </table:table-cell>
          <table:table-cell table:formula="of:=LOG([.B8])" office:value-type="float" office:value="0.903089986991943" calcext:value-type="float">
            <text:p>0,903089986991943</text:p>
          </table:table-cell>
          <table:table-cell table:formula="of:=LOG([.C8])" office:value-type="float" office:value="0.778151250383644" calcext:value-type="float">
            <text:p>0,778151250383644</text:p>
          </table:table-cell>
          <table:table-cell table:formula="of:=LOG([.D8])" office:value-type="float" office:value="0.698970004336019" calcext:value-type="float">
            <text:p>0,6989700043360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LOG([.A9])" office:value-type="float" office:value="2.90308998699194" calcext:value-type="float">
            <text:p>2,90308998699194</text:p>
          </table:table-cell>
          <table:table-cell table:formula="of:=LOG([.B9])" office:value-type="float" office:value="1" calcext:value-type="float">
            <text:p>1</text:p>
          </table:table-cell>
          <table:table-cell table:formula="of:=LOG([.C9])" office:value-type="float" office:value="0.954242509439325" calcext:value-type="float">
            <text:p>0,954242509439325</text:p>
          </table:table-cell>
          <table:table-cell table:formula="of:=LOG([.D9])" office:value-type="float" office:value="0.845098040014257" calcext:value-type="float">
            <text:p>0,8450980400142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LOG([.A10])" office:value-type="float" office:value="2.95424250943932" calcext:value-type="float">
            <text:p>2,95424250943932</text:p>
          </table:table-cell>
          <table:table-cell table:formula="of:=LOG([.B10])" office:value-type="float" office:value="1.07918124604762" calcext:value-type="float">
            <text:p>1,07918124604762</text:p>
          </table:table-cell>
          <table:table-cell table:formula="of:=LOG([.C10])" office:value-type="float" office:value="1.04139268515823" calcext:value-type="float">
            <text:p>1,04139268515823</text:p>
          </table:table-cell>
          <table:table-cell table:formula="of:=LOG([.D10])" office:value-type="float" office:value="0.954242509439325" calcext:value-type="float">
            <text:p>0,9542425094393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LOG([.A11])" office:value-type="float" office:value="3" calcext:value-type="float">
            <text:p>3</text:p>
          </table:table-cell>
          <table:table-cell table:formula="of:=LOG([.B11])" office:value-type="float" office:value="1.17609125905568" calcext:value-type="float">
            <text:p>1,17609125905568</text:p>
          </table:table-cell>
          <table:table-cell table:formula="of:=LOG([.C11])" office:value-type="float" office:value="1.14612803567824" calcext:value-type="float">
            <text:p>1,14612803567824</text:p>
          </table:table-cell>
          <table:table-cell table:formula="of:=LOG([.D11])" office:value-type="float" office:value="1.04139268515823" calcext:value-type="float">
            <text:p>1,041392685158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LOG([.A12])" office:value-type="float" office:value="3.04139268515822" calcext:value-type="float">
            <text:p>3,04139268515822</text:p>
          </table:table-cell>
          <table:table-cell table:formula="of:=LOG([.B12])" office:value-type="float" office:value="1.34242268082221" calcext:value-type="float">
            <text:p>1,34242268082221</text:p>
          </table:table-cell>
          <table:table-cell table:formula="of:=LOG([.C12])" office:value-type="float" office:value="1.23044892137827" calcext:value-type="float">
            <text:p>1,23044892137827</text:p>
          </table:table-cell>
          <table:table-cell table:formula="of:=LOG([.D12])" office:value-type="float" office:value="1.14612803567824" calcext:value-type="float">
            <text:p>1,146128035678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LOG([.A13])" office:value-type="float" office:value="3.07918124604762" calcext:value-type="float">
            <text:p>3,07918124604762</text:p>
          </table:table-cell>
          <table:table-cell table:formula="of:=LOG([.B13])" office:value-type="float" office:value="1.41497334797082" calcext:value-type="float">
            <text:p>1,41497334797082</text:p>
          </table:table-cell>
          <table:table-cell table:formula="of:=LOG([.C13])" office:value-type="float" office:value="1.30102999566398" calcext:value-type="float">
            <text:p>1,30102999566398</text:p>
          </table:table-cell>
          <table:table-cell table:formula="of:=LOG([.D13])" office:value-type="float" office:value="1.20411998265592" calcext:value-type="float">
            <text:p>1,2041199826559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LOG([.A14])" office:value-type="float" office:value="3.11394335230684" calcext:value-type="float">
            <text:p>3,11394335230684</text:p>
          </table:table-cell>
          <table:table-cell table:formula="of:=LOG([.B14])" office:value-type="float" office:value="1.47712125471966" calcext:value-type="float">
            <text:p>1,47712125471966</text:p>
          </table:table-cell>
          <table:table-cell table:formula="of:=LOG([.C14])" office:value-type="float" office:value="1.36172783601759" calcext:value-type="float">
            <text:p>1,36172783601759</text:p>
          </table:table-cell>
          <table:table-cell table:formula="of:=LOG([.D14])" office:value-type="float" office:value="1.27875360095283" calcext:value-type="float">
            <text:p>1,278753600952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LOG([.A15])" office:value-type="float" office:value="3.14612803567824" calcext:value-type="float">
            <text:p>3,14612803567824</text:p>
          </table:table-cell>
          <table:table-cell table:formula="of:=LOG([.B15])" office:value-type="float" office:value="1.54406804435028" calcext:value-type="float">
            <text:p>1,54406804435028</text:p>
          </table:table-cell>
          <table:table-cell table:formula="of:=LOG([.C15])" office:value-type="float" office:value="1.43136376415899" calcext:value-type="float">
            <text:p>1,43136376415899</text:p>
          </table:table-cell>
          <table:table-cell table:formula="of:=LOG([.D15])" office:value-type="float" office:value="1.36172783601759" calcext:value-type="float">
            <text:p>1,3617278360175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LOG([.A16])" office:value-type="float" office:value="3.17609125905568" calcext:value-type="float">
            <text:p>3,17609125905568</text:p>
          </table:table-cell>
          <table:table-cell table:formula="of:=LOG([.B16])" office:value-type="float" office:value="1.5910646070265" calcext:value-type="float">
            <text:p>1,5910646070265</text:p>
          </table:table-cell>
          <table:table-cell table:formula="of:=LOG([.C16])" office:value-type="float" office:value="1.49136169383427" calcext:value-type="float">
            <text:p>1,49136169383427</text:p>
          </table:table-cell>
          <table:table-cell table:formula="of:=LOG([.D16])" office:value-type="float" office:value="1.41497334797082" calcext:value-type="float">
            <text:p>1,414973347970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LOG([.A17])" office:value-type="float" office:value="3.20411998265592" calcext:value-type="float">
            <text:p>3,20411998265592</text:p>
          </table:table-cell>
          <table:table-cell table:formula="of:=LOG([.B17])" office:value-type="float" office:value="1.60205999132796" calcext:value-type="float">
            <text:p>1,60205999132796</text:p>
          </table:table-cell>
          <table:table-cell table:formula="of:=LOG([.C17])" office:value-type="float" office:value="1.54406804435028" calcext:value-type="float">
            <text:p>1,54406804435028</text:p>
          </table:table-cell>
          <table:table-cell table:formula="of:=LOG([.D17])" office:value-type="float" office:value="1.47712125471966" calcext:value-type="float">
            <text:p>1,4771212547196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LOG([.A18])" office:value-type="float" office:value="3.23044892137827" calcext:value-type="float">
            <text:p>3,23044892137827</text:p>
          </table:table-cell>
          <table:table-cell table:formula="of:=LOG([.B18])" office:value-type="float" office:value="1.65321251377534" calcext:value-type="float">
            <text:p>1,65321251377534</text:p>
          </table:table-cell>
          <table:table-cell table:formula="of:=LOG([.C18])" office:value-type="float" office:value="1.60205999132796" calcext:value-type="float">
            <text:p>1,60205999132796</text:p>
          </table:table-cell>
          <table:table-cell table:formula="of:=LOG([.D18])" office:value-type="float" office:value="1.51851393987789" calcext:value-type="float">
            <text:p>1,5185139398778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LOG([.A19])" office:value-type="float" office:value="3.25527250510331" calcext:value-type="float">
            <text:p>3,25527250510331</text:p>
          </table:table-cell>
          <table:table-cell table:formula="of:=LOG([.B19])" office:value-type="float" office:value="1.69019608002851" calcext:value-type="float">
            <text:p>1,69019608002851</text:p>
          </table:table-cell>
          <table:table-cell table:formula="of:=LOG([.C19])" office:value-type="float" office:value="1.64345267648619" calcext:value-type="float">
            <text:p>1,64345267648619</text:p>
          </table:table-cell>
          <table:table-cell table:formula="of:=LOG([.D19])" office:value-type="float" office:value="1.56820172406699" calcext:value-type="float">
            <text:p>1,568201724066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LOG([.A20])" office:value-type="float" office:value="3.27875360095283" calcext:value-type="float">
            <text:p>3,27875360095283</text:p>
          </table:table-cell>
          <table:table-cell table:formula="of:=LOG([.B20])" office:value-type="float" office:value="1.73239375982297" calcext:value-type="float">
            <text:p>1,73239375982297</text:p>
          </table:table-cell>
          <table:table-cell table:formula="of:=LOG([.C20])" office:value-type="float" office:value="1.69897000433602" calcext:value-type="float">
            <text:p>1,69897000433602</text:p>
          </table:table-cell>
          <table:table-cell table:formula="of:=LOG([.D20])" office:value-type="float" office:value="1.6232492903979" calcext:value-type="float">
            <text:p>1,62324929039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formula="of:=LOG([.A21])" office:value-type="float" office:value="3.30102999566398" calcext:value-type="float">
            <text:p>3,30102999566398</text:p>
          </table:table-cell>
          <table:table-cell table:formula="of:=LOG([.B21])" office:value-type="float" office:value="1.77815125038364" calcext:value-type="float">
            <text:p>1,77815125038364</text:p>
          </table:table-cell>
          <table:table-cell table:formula="of:=LOG([.C21])" office:value-type="float" office:value="1.7481880270062" calcext:value-type="float">
            <text:p>1,7481880270062</text:p>
          </table:table-cell>
          <table:table-cell table:formula="of:=LOG([.D21])" office:value-type="float" office:value="1.66275783168157" calcext:value-type="float">
            <text:p>1,6627578316815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LOG([.A22])" office:value-type="float" office:value="3.32221929473392" calcext:value-type="float">
            <text:p>3,32221929473392</text:p>
          </table:table-cell>
          <table:table-cell table:formula="of:=LOG([.B22])" office:value-type="float" office:value="1.91381385238372" calcext:value-type="float">
            <text:p>1,91381385238372</text:p>
          </table:table-cell>
          <table:table-cell table:formula="of:=LOG([.C22])" office:value-type="float" office:value="1.78532983501077" calcext:value-type="float">
            <text:p>1,78532983501077</text:p>
          </table:table-cell>
          <table:table-cell table:formula="of:=LOG([.D22])" office:value-type="float" office:value="1.70757017609794" calcext:value-type="float">
            <text:p>1,7075701760979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formula="of:=LOG([.A23])" office:value-type="float" office:value="3.34242268082221" calcext:value-type="float">
            <text:p>3,34242268082221</text:p>
          </table:table-cell>
          <table:table-cell table:formula="of:=LOG([.B23])" office:value-type="float" office:value="1.95424250943932" calcext:value-type="float">
            <text:p>1,95424250943932</text:p>
          </table:table-cell>
          <table:table-cell table:formula="of:=LOG([.C23])" office:value-type="float" office:value="1.82607480270083" calcext:value-type="float">
            <text:p>1,82607480270083</text:p>
          </table:table-cell>
          <table:table-cell table:formula="of:=LOG([.D23])" office:value-type="float" office:value="1.7481880270062" calcext:value-type="float">
            <text:p>1,748188027006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formula="of:=LOG([.A24])" office:value-type="float" office:value="3.36172783601759" calcext:value-type="float">
            <text:p>3,36172783601759</text:p>
          </table:table-cell>
          <table:table-cell table:formula="of:=LOG([.B24])" office:value-type="float" office:value="1.9912260756925" calcext:value-type="float">
            <text:p>1,9912260756925</text:p>
          </table:table-cell>
          <table:table-cell table:formula="of:=LOG([.C24])" office:value-type="float" office:value="1.86923171973098" calcext:value-type="float">
            <text:p>1,86923171973098</text:p>
          </table:table-cell>
          <table:table-cell table:formula="of:=LOG([.D24])" office:value-type="float" office:value="1.78532983501077" calcext:value-type="float">
            <text:p>1,7853298350107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formula="of:=LOG([.A25])" office:value-type="float" office:value="3.38021124171161" calcext:value-type="float">
            <text:p>3,38021124171161</text:p>
          </table:table-cell>
          <table:table-cell table:formula="of:=LOG([.B25])" office:value-type="float" office:value="2.02530586526477" calcext:value-type="float">
            <text:p>2,02530586526477</text:p>
          </table:table-cell>
          <table:table-cell table:formula="of:=LOG([.C25])" office:value-type="float" office:value="1.90308998699194" calcext:value-type="float">
            <text:p>1,90308998699194</text:p>
          </table:table-cell>
          <table:table-cell table:formula="of:=LOG([.D25])" office:value-type="float" office:value="1.82607480270083" calcext:value-type="float">
            <text:p>1,8260748027008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table:formula="of:=LOG([.A26])" office:value-type="float" office:value="3.39794000867204" calcext:value-type="float">
            <text:p>3,39794000867204</text:p>
          </table:table-cell>
          <table:table-cell table:formula="of:=LOG([.B26])" office:value-type="float" office:value="2.06069784035361" calcext:value-type="float">
            <text:p>2,06069784035361</text:p>
          </table:table-cell>
          <table:table-cell table:formula="of:=LOG([.C26])" office:value-type="float" office:value="1.93951925261862" calcext:value-type="float">
            <text:p>1,93951925261862</text:p>
          </table:table-cell>
          <table:table-cell table:formula="of:=LOG([.D26])" office:value-type="float" office:value="1.85733249643127" calcext:value-type="float">
            <text:p>1,8573324964312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formula="of:=LOG([.A27])" office:value-type="float" office:value="3.41497334797082" calcext:value-type="float">
            <text:p>3,41497334797082</text:p>
          </table:table-cell>
          <table:table-cell table:formula="of:=LOG([.B27])" office:value-type="float" office:value="2.07918124604762" calcext:value-type="float">
            <text:p>2,07918124604762</text:p>
          </table:table-cell>
          <table:table-cell table:formula="of:=LOG([.C27])" office:value-type="float" office:value="1.9731278535997" calcext:value-type="float">
            <text:p>1,9731278535997</text:p>
          </table:table-cell>
          <table:table-cell table:formula="of:=LOG([.D27])" office:value-type="float" office:value="1.89209460269048" calcext:value-type="float">
            <text:p>1,892094602690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table:formula="of:=LOG([.A28])" office:value-type="float" office:value="3.43136376415899" calcext:value-type="float">
            <text:p>3,43136376415899</text:p>
          </table:table-cell>
          <table:table-cell table:formula="of:=LOG([.B28])" office:value-type="float" office:value="2.11058971029925" calcext:value-type="float">
            <text:p>2,11058971029925</text:p>
          </table:table-cell>
          <table:table-cell table:formula="of:=LOG([.C28])" office:value-type="float" office:value="2.00432137378264" calcext:value-type="float">
            <text:p>2,00432137378264</text:p>
          </table:table-cell>
          <table:table-cell table:formula="of:=LOG([.D28])" office:value-type="float" office:value="1.92427928606188" calcext:value-type="float">
            <text:p>1,924279286061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table:formula="of:=LOG([.A29])" office:value-type="float" office:value="3.44715803134222" calcext:value-type="float">
            <text:p>3,44715803134222</text:p>
          </table:table-cell>
          <table:table-cell table:formula="of:=LOG([.B29])" office:value-type="float" office:value="2.14301480025409" calcext:value-type="float">
            <text:p>2,14301480025409</text:p>
          </table:table-cell>
          <table:table-cell table:formula="of:=LOG([.C29])" office:value-type="float" office:value="2.03742649794062" calcext:value-type="float">
            <text:p>2,03742649794062</text:p>
          </table:table-cell>
          <table:table-cell table:formula="of:=LOG([.D29])" office:value-type="float" office:value="1.95904139232109" calcext:value-type="float">
            <text:p>1,9590413923210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table:formula="of:=LOG([.A30])" office:value-type="float" office:value="3.46239799789896" calcext:value-type="float">
            <text:p>3,46239799789896</text:p>
          </table:table-cell>
          <table:table-cell table:formula="of:=LOG([.B30])" office:value-type="float" office:value="2.17026171539496" calcext:value-type="float">
            <text:p>2,17026171539496</text:p>
          </table:table-cell>
          <table:table-cell table:formula="of:=LOG([.C30])" office:value-type="float" office:value="2.07188200730613" calcext:value-type="float">
            <text:p>2,07188200730613</text:p>
          </table:table-cell>
          <table:table-cell table:formula="of:=LOG([.D30])" office:value-type="float" office:value="1.9912260756925" calcext:value-type="float">
            <text:p>1,99122607569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table:formula="of:=LOG([.A31])" office:value-type="float" office:value="3.47712125471966" calcext:value-type="float">
            <text:p>3,47712125471966</text:p>
          </table:table-cell>
          <table:table-cell table:formula="of:=LOG([.B31])" office:value-type="float" office:value="2.19865708695442" calcext:value-type="float">
            <text:p>2,19865708695442</text:p>
          </table:table-cell>
          <table:table-cell table:formula="of:=LOG([.C31])" office:value-type="float" office:value="2.10037054511756" calcext:value-type="float">
            <text:p>2,10037054511756</text:p>
          </table:table-cell>
          <table:table-cell table:formula="of:=LOG([.D31])" office:value-type="float" office:value="2.02118929906994" calcext:value-type="float">
            <text:p>2,021189299069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formula="of:=LOG([.A32])" office:value-type="float" office:value="3.49136169383427" calcext:value-type="float">
            <text:p>3,49136169383427</text:p>
          </table:table-cell>
          <table:table-cell table:formula="of:=LOG([.B32])" office:value-type="float" office:value="2.17609125905568" calcext:value-type="float">
            <text:p>2,17609125905568</text:p>
          </table:table-cell>
          <table:table-cell table:formula="of:=LOG([.C32])" office:value-type="float" office:value="2.13033376849501" calcext:value-type="float">
            <text:p>2,13033376849501</text:p>
          </table:table-cell>
          <table:table-cell table:formula="of:=LOG([.D32])" office:value-type="float" office:value="2.04921802267018" calcext:value-type="float">
            <text:p>2,0492180226701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table:formula="of:=LOG([.A33])" office:value-type="float" office:value="3.50514997831991" calcext:value-type="float">
            <text:p>3,50514997831991</text:p>
          </table:table-cell>
          <table:table-cell table:formula="of:=LOG([.B33])" office:value-type="float" office:value="2.20139712432045" calcext:value-type="float">
            <text:p>2,20139712432045</text:p>
          </table:table-cell>
          <table:table-cell table:formula="of:=LOG([.C33])" office:value-type="float" office:value="2.15533603746506" calcext:value-type="float">
            <text:p>2,15533603746506</text:p>
          </table:table-cell>
          <table:table-cell table:formula="of:=LOG([.D33])" office:value-type="float" office:value="2.07554696139253" calcext:value-type="float">
            <text:p>2,0755469613925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table:formula="of:=LOG([.A34])" office:value-type="float" office:value="3.51851393987789" calcext:value-type="float">
            <text:p>3,51851393987789</text:p>
          </table:table-cell>
          <table:table-cell table:formula="of:=LOG([.B34])" office:value-type="float" office:value="2.22788670461367" calcext:value-type="float">
            <text:p>2,22788670461367</text:p>
          </table:table-cell>
          <table:table-cell table:formula="of:=LOG([.C34])" office:value-type="float" office:value="2.1846914308176" calcext:value-type="float">
            <text:p>2,1846914308176</text:p>
          </table:table-cell>
          <table:table-cell table:formula="of:=LOG([.D34])" office:value-type="float" office:value="2.10380372095596" calcext:value-type="float">
            <text:p>2,1038037209559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table:formula="of:=LOG([.A35])" office:value-type="float" office:value="3.53147891704225" calcext:value-type="float">
            <text:p>3,53147891704225</text:p>
          </table:table-cell>
          <table:table-cell table:formula="of:=LOG([.B35])" office:value-type="float" office:value="2.25042000230889" calcext:value-type="float">
            <text:p>2,25042000230889</text:p>
          </table:table-cell>
          <table:table-cell table:formula="of:=LOG([.C35])" office:value-type="float" office:value="2.20951501454263" calcext:value-type="float">
            <text:p>2,20951501454263</text:p>
          </table:table-cell>
          <table:table-cell table:formula="of:=LOG([.D35])" office:value-type="float" office:value="2.13033376849501" calcext:value-type="float">
            <text:p>2,1303337684950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table:formula="of:=LOG([.A36])" office:value-type="float" office:value="3.54406804435028" calcext:value-type="float">
            <text:p>3,54406804435028</text:p>
          </table:table-cell>
          <table:table-cell table:formula="of:=LOG([.B36])" office:value-type="float" office:value="2.27646180417324" calcext:value-type="float">
            <text:p>2,27646180417324</text:p>
          </table:table-cell>
          <table:table-cell table:formula="of:=LOG([.C36])" office:value-type="float" office:value="2.23552844690755" calcext:value-type="float">
            <text:p>2,23552844690755</text:p>
          </table:table-cell>
          <table:table-cell table:formula="of:=LOG([.D36])" office:value-type="float" office:value="2.15533603746506" calcext:value-type="float">
            <text:p>2,1553360374650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51" calcext:value-type="float">
            <text:p>151</text:p>
          </table:table-cell>
          <table:table-cell table:formula="of:=LOG([.A37])" office:value-type="float" office:value="3.55630250076729" calcext:value-type="float">
            <text:p>3,55630250076729</text:p>
          </table:table-cell>
          <table:table-cell table:formula="of:=LOG([.B37])" office:value-type="float" office:value="2.29225607135648" calcext:value-type="float">
            <text:p>2,29225607135648</text:p>
          </table:table-cell>
          <table:table-cell table:formula="of:=LOG([.C37])" office:value-type="float" office:value="2.26007138798507" calcext:value-type="float">
            <text:p>2,26007138798507</text:p>
          </table:table-cell>
          <table:table-cell table:formula="of:=LOG([.D37])" office:value-type="float" office:value="2.17897694729317" calcext:value-type="float">
            <text:p>2,1789769472931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table:formula="of:=LOG([.A38])" office:value-type="float" office:value="3.56820172406699" calcext:value-type="float">
            <text:p>3,56820172406699</text:p>
          </table:table-cell>
          <table:table-cell table:formula="of:=LOG([.B38])" office:value-type="float" office:value="2.31597034545692" calcext:value-type="float">
            <text:p>2,31597034545692</text:p>
          </table:table-cell>
          <table:table-cell table:formula="of:=LOG([.C38])" office:value-type="float" office:value="2.28330122870355" calcext:value-type="float">
            <text:p>2,28330122870355</text:p>
          </table:table-cell>
          <table:table-cell table:formula="of:=LOG([.D38])" office:value-type="float" office:value="2.20139712432045" calcext:value-type="float">
            <text:p>2,2013971243204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18" calcext:value-type="float">
            <text:p>218</text:p>
          </table:table-cell>
          <table:table-cell office:value-type="float" office:value="203" calcext:value-type="float">
            <text:p>203</text:p>
          </table:table-cell>
          <table:table-cell office:value-type="float" office:value="168" calcext:value-type="float">
            <text:p>168</text:p>
          </table:table-cell>
          <table:table-cell table:formula="of:=LOG([.A39])" office:value-type="float" office:value="3.57978359661681" calcext:value-type="float">
            <text:p>3,57978359661681</text:p>
          </table:table-cell>
          <table:table-cell table:formula="of:=LOG([.B39])" office:value-type="float" office:value="2.3384564936046" calcext:value-type="float">
            <text:p>2,3384564936046</text:p>
          </table:table-cell>
          <table:table-cell table:formula="of:=LOG([.C39])" office:value-type="float" office:value="2.30749603791321" calcext:value-type="float">
            <text:p>2,30749603791321</text:p>
          </table:table-cell>
          <table:table-cell table:formula="of:=LOG([.D39])" office:value-type="float" office:value="2.22530928172586" calcext:value-type="float">
            <text:p>2,2253092817258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office:value-type="float" office:value="177" calcext:value-type="float">
            <text:p>177</text:p>
          </table:table-cell>
          <table:table-cell table:formula="of:=LOG([.A40])" office:value-type="float" office:value="3.5910646070265" calcext:value-type="float">
            <text:p>3,5910646070265</text:p>
          </table:table-cell>
          <table:table-cell table:formula="of:=LOG([.B40])" office:value-type="float" office:value="2.35983548233989" calcext:value-type="float">
            <text:p>2,35983548233989</text:p>
          </table:table-cell>
          <table:table-cell table:formula="of:=LOG([.C40])" office:value-type="float" office:value="2.33041377334919" calcext:value-type="float">
            <text:p>2,33041377334919</text:p>
          </table:table-cell>
          <table:table-cell table:formula="of:=LOG([.D40])" office:value-type="float" office:value="2.24797326636181" calcext:value-type="float">
            <text:p>2,2479732663618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table:formula="of:=LOG([.A41])" office:value-type="float" office:value="3.60205999132796" calcext:value-type="float">
            <text:p>3,60205999132796</text:p>
          </table:table-cell>
          <table:table-cell table:formula="of:=LOG([.B41])" office:value-type="float" office:value="2.38021124171161" calcext:value-type="float">
            <text:p>2,38021124171161</text:p>
          </table:table-cell>
          <table:table-cell table:formula="of:=LOG([.C41])" office:value-type="float" office:value="2.3541084391474" calcext:value-type="float">
            <text:p>2,3541084391474</text:p>
          </table:table-cell>
          <table:table-cell table:formula="of:=LOG([.D41])" office:value-type="float" office:value="2.26951294421792" calcext:value-type="float">
            <text:p>2,2695129442179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14" calcext:value-type="float">
            <text:p>314</text:p>
          </table:table-cell>
          <table:table-cell office:value-type="float" office:value="237" calcext:value-type="float">
            <text:p>237</text:p>
          </table:table-cell>
          <table:table-cell office:value-type="float" office:value="196" calcext:value-type="float">
            <text:p>196</text:p>
          </table:table-cell>
          <table:table-cell table:formula="of:=LOG([.A42])" office:value-type="float" office:value="3.61278385671973" calcext:value-type="float">
            <text:p>3,61278385671973</text:p>
          </table:table-cell>
          <table:table-cell table:formula="of:=LOG([.B42])" office:value-type="float" office:value="2.49692964807321" calcext:value-type="float">
            <text:p>2,49692964807321</text:p>
          </table:table-cell>
          <table:table-cell table:formula="of:=LOG([.C42])" office:value-type="float" office:value="2.3747483460101" calcext:value-type="float">
            <text:p>2,3747483460101</text:p>
          </table:table-cell>
          <table:table-cell table:formula="of:=LOG([.D42])" office:value-type="float" office:value="2.29225607135648" calcext:value-type="float">
            <text:p>2,2922560713564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30" calcext:value-type="float">
            <text:p>330</text:p>
          </table:table-cell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  <table:table-cell table:formula="of:=LOG([.A43])" office:value-type="float" office:value="3.6232492903979" calcext:value-type="float">
            <text:p>3,6232492903979</text:p>
          </table:table-cell>
          <table:table-cell table:formula="of:=LOG([.B43])" office:value-type="float" office:value="2.51851393987789" calcext:value-type="float">
            <text:p>2,51851393987789</text:p>
          </table:table-cell>
          <table:table-cell table:formula="of:=LOG([.C43])" office:value-type="float" office:value="2.39619934709574" calcext:value-type="float">
            <text:p>2,39619934709574</text:p>
          </table:table-cell>
          <table:table-cell table:formula="of:=LOG([.D43])" office:value-type="float" office:value="2.31386722036915" calcext:value-type="float">
            <text:p>2,3138672203691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44" calcext:value-type="float">
            <text:p>344</text:p>
          </table:table-cell>
          <table:table-cell office:value-type="float" office:value="261" calcext:value-type="float">
            <text:p>261</text:p>
          </table:table-cell>
          <table:table-cell office:value-type="float" office:value="216" calcext:value-type="float">
            <text:p>216</text:p>
          </table:table-cell>
          <table:table-cell table:formula="of:=LOG([.A44])" office:value-type="float" office:value="3.63346845557959" calcext:value-type="float">
            <text:p>3,63346845557959</text:p>
          </table:table-cell>
          <table:table-cell table:formula="of:=LOG([.B44])" office:value-type="float" office:value="2.53655844257153" calcext:value-type="float">
            <text:p>2,53655844257153</text:p>
          </table:table-cell>
          <table:table-cell table:formula="of:=LOG([.C44])" office:value-type="float" office:value="2.41664050733828" calcext:value-type="float">
            <text:p>2,41664050733828</text:p>
          </table:table-cell>
          <table:table-cell table:formula="of:=LOG([.D44])" office:value-type="float" office:value="2.33445375115093" calcext:value-type="float">
            <text:p>2,3344537511509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60" calcext:value-type="float">
            <text:p>360</text:p>
          </table:table-cell>
          <table:table-cell office:value-type="float" office:value="273" calcext:value-type="float">
            <text:p>273</text:p>
          </table:table-cell>
          <table:table-cell office:value-type="float" office:value="226" calcext:value-type="float">
            <text:p>226</text:p>
          </table:table-cell>
          <table:table-cell table:formula="of:=LOG([.A45])" office:value-type="float" office:value="3.64345267648619" calcext:value-type="float">
            <text:p>3,64345267648619</text:p>
          </table:table-cell>
          <table:table-cell table:formula="of:=LOG([.B45])" office:value-type="float" office:value="2.55630250076729" calcext:value-type="float">
            <text:p>2,55630250076729</text:p>
          </table:table-cell>
          <table:table-cell table:formula="of:=LOG([.C45])" office:value-type="float" office:value="2.43616264704076" calcext:value-type="float">
            <text:p>2,43616264704076</text:p>
          </table:table-cell>
          <table:table-cell table:formula="of:=LOG([.D45])" office:value-type="float" office:value="2.3541084391474" calcext:value-type="float">
            <text:p>2,354108439147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76" calcext:value-type="float">
            <text:p>376</text:p>
          </table:table-cell>
          <table:table-cell office:value-type="float" office:value="286" calcext:value-type="float">
            <text:p>286</text:p>
          </table:table-cell>
          <table:table-cell office:value-type="float" office:value="236" calcext:value-type="float">
            <text:p>236</text:p>
          </table:table-cell>
          <table:table-cell table:formula="of:=LOG([.A46])" office:value-type="float" office:value="3.65321251377534" calcext:value-type="float">
            <text:p>3,65321251377534</text:p>
          </table:table-cell>
          <table:table-cell table:formula="of:=LOG([.B46])" office:value-type="float" office:value="2.57518784492766" calcext:value-type="float">
            <text:p>2,57518784492766</text:p>
          </table:table-cell>
          <table:table-cell table:formula="of:=LOG([.C46])" office:value-type="float" office:value="2.45636603312904" calcext:value-type="float">
            <text:p>2,45636603312904</text:p>
          </table:table-cell>
          <table:table-cell table:formula="of:=LOG([.D46])" office:value-type="float" office:value="2.37291200297011" calcext:value-type="float">
            <text:p>2,3729120029701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92" calcext:value-type="float">
            <text:p>392</text:p>
          </table:table-cell>
          <table:table-cell office:value-type="float" office:value="298" calcext:value-type="float">
            <text:p>298</text:p>
          </table:table-cell>
          <table:table-cell office:value-type="float" office:value="247" calcext:value-type="float">
            <text:p>247</text:p>
          </table:table-cell>
          <table:table-cell table:formula="of:=LOG([.A47])" office:value-type="float" office:value="3.66275783168157" calcext:value-type="float">
            <text:p>3,66275783168157</text:p>
          </table:table-cell>
          <table:table-cell table:formula="of:=LOG([.B47])" office:value-type="float" office:value="2.59328606702046" calcext:value-type="float">
            <text:p>2,59328606702046</text:p>
          </table:table-cell>
          <table:table-cell table:formula="of:=LOG([.C47])" office:value-type="float" office:value="2.47421626407626" calcext:value-type="float">
            <text:p>2,47421626407626</text:p>
          </table:table-cell>
          <table:table-cell table:formula="of:=LOG([.D47])" office:value-type="float" office:value="2.39269695325967" calcext:value-type="float">
            <text:p>2,3926969532596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06" calcext:value-type="float">
            <text:p>406</text:p>
          </table:table-cell>
          <table:table-cell office:value-type="float" office:value="311" calcext:value-type="float">
            <text:p>311</text:p>
          </table:table-cell>
          <table:table-cell office:value-type="float" office:value="257" calcext:value-type="float">
            <text:p>257</text:p>
          </table:table-cell>
          <table:table-cell table:formula="of:=LOG([.A48])" office:value-type="float" office:value="3.67209785793572" calcext:value-type="float">
            <text:p>3,67209785793572</text:p>
          </table:table-cell>
          <table:table-cell table:formula="of:=LOG([.B48])" office:value-type="float" office:value="2.60852603357719" calcext:value-type="float">
            <text:p>2,60852603357719</text:p>
          </table:table-cell>
          <table:table-cell table:formula="of:=LOG([.C48])" office:value-type="float" office:value="2.49276038902684" calcext:value-type="float">
            <text:p>2,49276038902684</text:p>
          </table:table-cell>
          <table:table-cell table:formula="of:=LOG([.D48])" office:value-type="float" office:value="2.40993312333129" calcext:value-type="float">
            <text:p>2,4099331233312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23" calcext:value-type="float">
            <text:p>423</text:p>
          </table:table-cell>
          <table:table-cell office:value-type="float" office:value="325" calcext:value-type="float">
            <text:p>325</text:p>
          </table:table-cell>
          <table:table-cell office:value-type="float" office:value="269" calcext:value-type="float">
            <text:p>269</text:p>
          </table:table-cell>
          <table:table-cell table:formula="of:=LOG([.A49])" office:value-type="float" office:value="3.68124123737559" calcext:value-type="float">
            <text:p>3,68124123737559</text:p>
          </table:table-cell>
          <table:table-cell table:formula="of:=LOG([.B49])" office:value-type="float" office:value="2.62634036737504" calcext:value-type="float">
            <text:p>2,62634036737504</text:p>
          </table:table-cell>
          <table:table-cell table:formula="of:=LOG([.C49])" office:value-type="float" office:value="2.51188336097887" calcext:value-type="float">
            <text:p>2,51188336097887</text:p>
          </table:table-cell>
          <table:table-cell table:formula="of:=LOG([.D49])" office:value-type="float" office:value="2.42975228000241" calcext:value-type="float">
            <text:p>2,4297522800024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41" calcext:value-type="float">
            <text:p>441</text:p>
          </table:table-cell>
          <table:table-cell office:value-type="float" office:value="339" calcext:value-type="float">
            <text:p>339</text:p>
          </table:table-cell>
          <table:table-cell office:value-type="float" office:value="280" calcext:value-type="float">
            <text:p>280</text:p>
          </table:table-cell>
          <table:table-cell table:formula="of:=LOG([.A50])" office:value-type="float" office:value="3.69019608002851" calcext:value-type="float">
            <text:p>3,69019608002851</text:p>
          </table:table-cell>
          <table:table-cell table:formula="of:=LOG([.B50])" office:value-type="float" office:value="2.64443858946784" calcext:value-type="float">
            <text:p>2,64443858946784</text:p>
          </table:table-cell>
          <table:table-cell table:formula="of:=LOG([.C50])" office:value-type="float" office:value="2.53019969820308" calcext:value-type="float">
            <text:p>2,53019969820308</text:p>
          </table:table-cell>
          <table:table-cell table:formula="of:=LOG([.D50])" office:value-type="float" office:value="2.44715803134222" calcext:value-type="float">
            <text:p>2,447158031342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58" calcext:value-type="float">
            <text:p>458</text:p>
          </table:table-cell>
          <table:table-cell office:value-type="float" office:value="353" calcext:value-type="float">
            <text:p>353</text:p>
          </table:table-cell>
          <table:table-cell office:value-type="float" office:value="292" calcext:value-type="float">
            <text:p>292</text:p>
          </table:table-cell>
          <table:table-cell table:formula="of:=LOG([.A51])" office:value-type="float" office:value="3.69897000433602" calcext:value-type="float">
            <text:p>3,69897000433602</text:p>
          </table:table-cell>
          <table:table-cell table:formula="of:=LOG([.B51])" office:value-type="float" office:value="2.66086547800387" calcext:value-type="float">
            <text:p>2,66086547800387</text:p>
          </table:table-cell>
          <table:table-cell table:formula="of:=LOG([.C51])" office:value-type="float" office:value="2.54777470538782" calcext:value-type="float">
            <text:p>2,54777470538782</text:p>
          </table:table-cell>
          <table:table-cell table:formula="of:=LOG([.D51])" office:value-type="float" office:value="2.46538285144842" calcext:value-type="float">
            <text:p>2,4653828514484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78" calcext:value-type="float">
            <text:p>478</text:p>
          </table:table-cell>
          <table:table-cell office:value-type="float" office:value="367" calcext:value-type="float">
            <text:p>367</text:p>
          </table:table-cell>
          <table:table-cell office:value-type="float" office:value="304" calcext:value-type="float">
            <text:p>304</text:p>
          </table:table-cell>
          <table:table-cell table:formula="of:=LOG([.A52])" office:value-type="float" office:value="3.70757017609794" calcext:value-type="float">
            <text:p>3,70757017609794</text:p>
          </table:table-cell>
          <table:table-cell table:formula="of:=LOG([.B52])" office:value-type="float" office:value="2.67942789661212" calcext:value-type="float">
            <text:p>2,67942789661212</text:p>
          </table:table-cell>
          <table:table-cell table:formula="of:=LOG([.C52])" office:value-type="float" office:value="2.56466606425209" calcext:value-type="float">
            <text:p>2,56466606425209</text:p>
          </table:table-cell>
          <table:table-cell table:formula="of:=LOG([.D52])" office:value-type="float" office:value="2.48287358360875" calcext:value-type="float">
            <text:p>2,4828735836087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78" calcext:value-type="float">
            <text:p>478</text:p>
          </table:table-cell>
          <table:table-cell office:value-type="float" office:value="381" calcext:value-type="float">
            <text:p>381</text:p>
          </table:table-cell>
          <table:table-cell office:value-type="float" office:value="316" calcext:value-type="float">
            <text:p>316</text:p>
          </table:table-cell>
          <table:table-cell table:formula="of:=LOG([.A53])" office:value-type="float" office:value="3.7160033436348" calcext:value-type="float">
            <text:p>3,7160033436348</text:p>
          </table:table-cell>
          <table:table-cell table:formula="of:=LOG([.B53])" office:value-type="float" office:value="2.67942789661212" calcext:value-type="float">
            <text:p>2,67942789661212</text:p>
          </table:table-cell>
          <table:table-cell table:formula="of:=LOG([.C53])" office:value-type="float" office:value="2.58092497567562" calcext:value-type="float">
            <text:p>2,58092497567562</text:p>
          </table:table-cell>
          <table:table-cell table:formula="of:=LOG([.D53])" office:value-type="float" office:value="2.4996870826184" calcext:value-type="float">
            <text:p>2,499687082618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97" calcext:value-type="float">
            <text:p>497</text:p>
          </table:table-cell>
          <table:table-cell office:value-type="float" office:value="397" calcext:value-type="float">
            <text:p>397</text:p>
          </table:table-cell>
          <table:table-cell office:value-type="float" office:value="328" calcext:value-type="float">
            <text:p>328</text:p>
          </table:table-cell>
          <table:table-cell table:formula="of:=LOG([.A54])" office:value-type="float" office:value="3.72427586960079" calcext:value-type="float">
            <text:p>3,72427586960079</text:p>
          </table:table-cell>
          <table:table-cell table:formula="of:=LOG([.B54])" office:value-type="float" office:value="2.69635638873333" calcext:value-type="float">
            <text:p>2,69635638873333</text:p>
          </table:table-cell>
          <table:table-cell table:formula="of:=LOG([.C54])" office:value-type="float" office:value="2.59879050676312" calcext:value-type="float">
            <text:p>2,59879050676312</text:p>
          </table:table-cell>
          <table:table-cell table:formula="of:=LOG([.D54])" office:value-type="float" office:value="2.51587384371168" calcext:value-type="float">
            <text:p>2,5158738437116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14" calcext:value-type="float">
            <text:p>514</text:p>
          </table:table-cell>
          <table:table-cell office:value-type="float" office:value="415" calcext:value-type="float">
            <text:p>415</text:p>
          </table:table-cell>
          <table:table-cell office:value-type="float" office:value="341" calcext:value-type="float">
            <text:p>341</text:p>
          </table:table-cell>
          <table:table-cell table:formula="of:=LOG([.A55])" office:value-type="float" office:value="3.73239375982297" calcext:value-type="float">
            <text:p>3,73239375982297</text:p>
          </table:table-cell>
          <table:table-cell table:formula="of:=LOG([.B55])" office:value-type="float" office:value="2.71096311899528" calcext:value-type="float">
            <text:p>2,71096311899528</text:p>
          </table:table-cell>
          <table:table-cell table:formula="of:=LOG([.C55])" office:value-type="float" office:value="2.61804809671209" calcext:value-type="float">
            <text:p>2,61804809671209</text:p>
          </table:table-cell>
          <table:table-cell table:formula="of:=LOG([.D55])" office:value-type="float" office:value="2.5327543789925" calcext:value-type="float">
            <text:p>2,53275437899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33" calcext:value-type="float">
            <text:p>533</text:p>
          </table:table-cell>
          <table:table-cell office:value-type="float" office:value="427" calcext:value-type="float">
            <text:p>427</text:p>
          </table:table-cell>
          <table:table-cell office:value-type="float" office:value="353" calcext:value-type="float">
            <text:p>353</text:p>
          </table:table-cell>
          <table:table-cell table:formula="of:=LOG([.A56])" office:value-type="float" office:value="3.74036268949424" calcext:value-type="float">
            <text:p>3,74036268949424</text:p>
          </table:table-cell>
          <table:table-cell table:formula="of:=LOG([.B56])" office:value-type="float" office:value="2.72672720902657" calcext:value-type="float">
            <text:p>2,72672720902657</text:p>
          </table:table-cell>
          <table:table-cell table:formula="of:=LOG([.C56])" office:value-type="float" office:value="2.63042787502502" calcext:value-type="float">
            <text:p>2,63042787502502</text:p>
          </table:table-cell>
          <table:table-cell table:formula="of:=LOG([.D56])" office:value-type="float" office:value="2.54777470538782" calcext:value-type="float">
            <text:p>2,5477747053878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553" calcext:value-type="float">
            <text:p>553</text:p>
          </table:table-cell>
          <table:table-cell office:value-type="float" office:value="443" calcext:value-type="float">
            <text:p>443</text:p>
          </table:table-cell>
          <table:table-cell office:value-type="float" office:value="366" calcext:value-type="float">
            <text:p>366</text:p>
          </table:table-cell>
          <table:table-cell table:formula="of:=LOG([.A57])" office:value-type="float" office:value="3.7481880270062" calcext:value-type="float">
            <text:p>3,7481880270062</text:p>
          </table:table-cell>
          <table:table-cell table:formula="of:=LOG([.B57])" office:value-type="float" office:value="2.7427251313047" calcext:value-type="float">
            <text:p>2,7427251313047</text:p>
          </table:table-cell>
          <table:table-cell table:formula="of:=LOG([.C57])" office:value-type="float" office:value="2.64640372622307" calcext:value-type="float">
            <text:p>2,64640372622307</text:p>
          </table:table-cell>
          <table:table-cell table:formula="of:=LOG([.D57])" office:value-type="float" office:value="2.56348108539441" calcext:value-type="float">
            <text:p>2,5634810853944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569" calcext:value-type="float">
            <text:p>569</text:p>
          </table:table-cell>
          <table:table-cell office:value-type="float" office:value="461" calcext:value-type="float">
            <text:p>461</text:p>
          </table:table-cell>
          <table:table-cell office:value-type="float" office:value="379" calcext:value-type="float">
            <text:p>379</text:p>
          </table:table-cell>
          <table:table-cell table:formula="of:=LOG([.A58])" office:value-type="float" office:value="3.75587485567249" calcext:value-type="float">
            <text:p>3,75587485567249</text:p>
          </table:table-cell>
          <table:table-cell table:formula="of:=LOG([.B58])" office:value-type="float" office:value="2.75511226639507" calcext:value-type="float">
            <text:p>2,75511226639507</text:p>
          </table:table-cell>
          <table:table-cell table:formula="of:=LOG([.C58])" office:value-type="float" office:value="2.66370092538965" calcext:value-type="float">
            <text:p>2,66370092538965</text:p>
          </table:table-cell>
          <table:table-cell table:formula="of:=LOG([.D58])" office:value-type="float" office:value="2.57863920996807" calcext:value-type="float">
            <text:p>2,5786392099680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588" calcext:value-type="float">
            <text:p>588</text:p>
          </table:table-cell>
          <table:table-cell office:value-type="float" office:value="475" calcext:value-type="float">
            <text:p>475</text:p>
          </table:table-cell>
          <table:table-cell office:value-type="float" office:value="393" calcext:value-type="float">
            <text:p>393</text:p>
          </table:table-cell>
          <table:table-cell table:formula="of:=LOG([.A59])" office:value-type="float" office:value="3.76342799356294" calcext:value-type="float">
            <text:p>3,76342799356294</text:p>
          </table:table-cell>
          <table:table-cell table:formula="of:=LOG([.B59])" office:value-type="float" office:value="2.76937732607614" calcext:value-type="float">
            <text:p>2,76937732607614</text:p>
          </table:table-cell>
          <table:table-cell table:formula="of:=LOG([.C59])" office:value-type="float" office:value="2.67669360962487" calcext:value-type="float">
            <text:p>2,67669360962487</text:p>
          </table:table-cell>
          <table:table-cell table:formula="of:=LOG([.D59])" office:value-type="float" office:value="2.59439255037543" calcext:value-type="float">
            <text:p>2,5943925503754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08" calcext:value-type="float">
            <text:p>608</text:p>
          </table:table-cell>
          <table:table-cell office:value-type="float" office:value="491" calcext:value-type="float">
            <text:p>491</text:p>
          </table:table-cell>
          <table:table-cell office:value-type="float" office:value="406" calcext:value-type="float">
            <text:p>406</text:p>
          </table:table-cell>
          <table:table-cell table:formula="of:=LOG([.A60])" office:value-type="float" office:value="3.77085201164214" calcext:value-type="float">
            <text:p>3,77085201164214</text:p>
          </table:table-cell>
          <table:table-cell table:formula="of:=LOG([.B60])" office:value-type="float" office:value="2.78390357927273" calcext:value-type="float">
            <text:p>2,78390357927273</text:p>
          </table:table-cell>
          <table:table-cell table:formula="of:=LOG([.C60])" office:value-type="float" office:value="2.69108149212297" calcext:value-type="float">
            <text:p>2,69108149212297</text:p>
          </table:table-cell>
          <table:table-cell table:formula="of:=LOG([.D60])" office:value-type="float" office:value="2.60852603357719" calcext:value-type="float">
            <text:p>2,6085260335771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9" calcext:value-type="float">
            <text:p>629</text:p>
          </table:table-cell>
          <table:table-cell office:value-type="float" office:value="507" calcext:value-type="float">
            <text:p>507</text:p>
          </table:table-cell>
          <table:table-cell office:value-type="float" office:value="420" calcext:value-type="float">
            <text:p>420</text:p>
          </table:table-cell>
          <table:table-cell table:formula="of:=LOG([.A61])" office:value-type="float" office:value="3.77815125038364" calcext:value-type="float">
            <text:p>3,77815125038364</text:p>
          </table:table-cell>
          <table:table-cell table:formula="of:=LOG([.B61])" office:value-type="float" office:value="2.79865064544527" calcext:value-type="float">
            <text:p>2,79865064544527</text:p>
          </table:table-cell>
          <table:table-cell table:formula="of:=LOG([.C61])" office:value-type="float" office:value="2.70500795933334" calcext:value-type="float">
            <text:p>2,70500795933334</text:p>
          </table:table-cell>
          <table:table-cell table:formula="of:=LOG([.D61])" office:value-type="float" office:value="2.6232492903979" calcext:value-type="float">
            <text:p>2,623249290397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49" calcext:value-type="float">
            <text:p>649</text:p>
          </table:table-cell>
          <table:table-cell office:value-type="float" office:value="524" calcext:value-type="float">
            <text:p>524</text:p>
          </table:table-cell>
          <table:table-cell office:value-type="float" office:value="435" calcext:value-type="float">
            <text:p>435</text:p>
          </table:table-cell>
          <table:table-cell table:formula="of:=LOG([.A62])" office:value-type="float" office:value="3.78532983501077" calcext:value-type="float">
            <text:p>3,78532983501077</text:p>
          </table:table-cell>
          <table:table-cell table:formula="of:=LOG([.B62])" office:value-type="float" office:value="2.81224469680037" calcext:value-type="float">
            <text:p>2,81224469680037</text:p>
          </table:table-cell>
          <table:table-cell table:formula="of:=LOG([.C62])" office:value-type="float" office:value="2.71933128698373" calcext:value-type="float">
            <text:p>2,71933128698373</text:p>
          </table:table-cell>
          <table:table-cell table:formula="of:=LOG([.D62])" office:value-type="float" office:value="2.63848925695464" calcext:value-type="float">
            <text:p>2,63848925695464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596" calcext:value-type="float">
            <text:p>596</text:p>
          </table:table-cell>
          <table:table-cell office:value-type="float" office:value="543" calcext:value-type="float">
            <text:p>543</text:p>
          </table:table-cell>
          <table:table-cell office:value-type="float" office:value="449" calcext:value-type="float">
            <text:p>449</text:p>
          </table:table-cell>
          <table:table-cell table:formula="of:=LOG([.A63])" office:value-type="float" office:value="3.79239168949825" calcext:value-type="float">
            <text:p>3,79239168949825</text:p>
          </table:table-cell>
          <table:table-cell table:formula="of:=LOG([.B63])" office:value-type="float" office:value="2.77524625974024" calcext:value-type="float">
            <text:p>2,77524625974024</text:p>
          </table:table-cell>
          <table:table-cell table:formula="of:=LOG([.C63])" office:value-type="float" office:value="2.73479982958885" calcext:value-type="float">
            <text:p>2,73479982958885</text:p>
          </table:table-cell>
          <table:table-cell table:formula="of:=LOG([.D63])" office:value-type="float" office:value="2.65224634100332" calcext:value-type="float">
            <text:p>2,6522463410033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15" calcext:value-type="float">
            <text:p>615</text:p>
          </table:table-cell>
          <table:table-cell office:value-type="float" office:value="559" calcext:value-type="float">
            <text:p>559</text:p>
          </table:table-cell>
          <table:table-cell office:value-type="float" office:value="463" calcext:value-type="float">
            <text:p>463</text:p>
          </table:table-cell>
          <table:table-cell table:formula="of:=LOG([.A64])" office:value-type="float" office:value="3.79934054945358" calcext:value-type="float">
            <text:p>3,79934054945358</text:p>
          </table:table-cell>
          <table:table-cell table:formula="of:=LOG([.B64])" office:value-type="float" office:value="2.78887511577542" calcext:value-type="float">
            <text:p>2,78887511577542</text:p>
          </table:table-cell>
          <table:table-cell table:formula="of:=LOG([.C64])" office:value-type="float" office:value="2.74741180788642" calcext:value-type="float">
            <text:p>2,74741180788642</text:p>
          </table:table-cell>
          <table:table-cell table:formula="of:=LOG([.D64])" office:value-type="float" office:value="2.66558099101795" calcext:value-type="float">
            <text:p>2,6655809910179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34" calcext:value-type="float">
            <text:p>634</text:p>
          </table:table-cell>
          <table:table-cell office:value-type="float" office:value="579" calcext:value-type="float">
            <text:p>579</text:p>
          </table:table-cell>
          <table:table-cell office:value-type="float" office:value="479" calcext:value-type="float">
            <text:p>479</text:p>
          </table:table-cell>
          <table:table-cell table:formula="of:=LOG([.A65])" office:value-type="float" office:value="3.80617997398389" calcext:value-type="float">
            <text:p>3,80617997398389</text:p>
          </table:table-cell>
          <table:table-cell table:formula="of:=LOG([.B65])" office:value-type="float" office:value="2.80208925788173" calcext:value-type="float">
            <text:p>2,80208925788173</text:p>
          </table:table-cell>
          <table:table-cell table:formula="of:=LOG([.C65])" office:value-type="float" office:value="2.76267856372744" calcext:value-type="float">
            <text:p>2,76267856372744</text:p>
          </table:table-cell>
          <table:table-cell table:formula="of:=LOG([.D65])" office:value-type="float" office:value="2.68033551341456" calcext:value-type="float">
            <text:p>2,6803355134145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54" calcext:value-type="float">
            <text:p>654</text:p>
          </table:table-cell>
          <table:table-cell office:value-type="float" office:value="599" calcext:value-type="float">
            <text:p>599</text:p>
          </table:table-cell>
          <table:table-cell office:value-type="float" office:value="494" calcext:value-type="float">
            <text:p>494</text:p>
          </table:table-cell>
          <table:table-cell table:formula="of:=LOG([.A66])" office:value-type="float" office:value="3.81291335664285" calcext:value-type="float">
            <text:p>3,81291335664285</text:p>
          </table:table-cell>
          <table:table-cell table:formula="of:=LOG([.B66])" office:value-type="float" office:value="2.81557774832427" calcext:value-type="float">
            <text:p>2,81557774832427</text:p>
          </table:table-cell>
          <table:table-cell table:formula="of:=LOG([.C66])" office:value-type="float" office:value="2.77742682238931" calcext:value-type="float">
            <text:p>2,77742682238931</text:p>
          </table:table-cell>
          <table:table-cell table:formula="of:=LOG([.D66])" office:value-type="float" office:value="2.69372694892365" calcext:value-type="float">
            <text:p>2,6937269489236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74" calcext:value-type="float">
            <text:p>674</text:p>
          </table:table-cell>
          <table:table-cell office:value-type="float" office:value="615" calcext:value-type="float">
            <text:p>615</text:p>
          </table:table-cell>
          <table:table-cell office:value-type="float" office:value="509" calcext:value-type="float">
            <text:p>509</text:p>
          </table:table-cell>
          <table:table-cell table:formula="of:=LOG([.A67])" office:value-type="float" office:value="3.81954393554187" calcext:value-type="float">
            <text:p>3,81954393554187</text:p>
          </table:table-cell>
          <table:table-cell table:formula="of:=LOG([.B67])" office:value-type="float" office:value="2.82865989653532" calcext:value-type="float">
            <text:p>2,82865989653532</text:p>
          </table:table-cell>
          <table:table-cell table:formula="of:=LOG([.C67])" office:value-type="float" office:value="2.78887511577542" calcext:value-type="float">
            <text:p>2,78887511577542</text:p>
          </table:table-cell>
          <table:table-cell table:formula="of:=LOG([.D67])" office:value-type="float" office:value="2.70671778233676" calcext:value-type="float">
            <text:p>2,7067177823367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91" calcext:value-type="float">
            <text:p>691</text:p>
          </table:table-cell>
          <table:table-cell office:value-type="float" office:value="634" calcext:value-type="float">
            <text:p>634</text:p>
          </table:table-cell>
          <table:table-cell office:value-type="float" office:value="524" calcext:value-type="float">
            <text:p>524</text:p>
          </table:table-cell>
          <table:table-cell table:formula="of:=LOG([.A68])" office:value-type="float" office:value="3.82607480270083" calcext:value-type="float">
            <text:p>3,82607480270083</text:p>
          </table:table-cell>
          <table:table-cell table:formula="of:=LOG([.B68])" office:value-type="float" office:value="2.8394780473742" calcext:value-type="float">
            <text:p>2,8394780473742</text:p>
          </table:table-cell>
          <table:table-cell table:formula="of:=LOG([.C68])" office:value-type="float" office:value="2.80208925788173" calcext:value-type="float">
            <text:p>2,80208925788173</text:p>
          </table:table-cell>
          <table:table-cell table:formula="of:=LOG([.D68])" office:value-type="float" office:value="2.71933128698373" calcext:value-type="float">
            <text:p>2,7193312869837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12" calcext:value-type="float">
            <text:p>712</text:p>
          </table:table-cell>
          <table:table-cell office:value-type="float" office:value="653" calcext:value-type="float">
            <text:p>653</text:p>
          </table:table-cell>
          <table:table-cell office:value-type="float" office:value="540" calcext:value-type="float">
            <text:p>540</text:p>
          </table:table-cell>
          <table:table-cell table:formula="of:=LOG([.A69])" office:value-type="float" office:value="3.83250891270624" calcext:value-type="float">
            <text:p>3,83250891270624</text:p>
          </table:table-cell>
          <table:table-cell table:formula="of:=LOG([.B69])" office:value-type="float" office:value="2.85247999363686" calcext:value-type="float">
            <text:p>2,85247999363686</text:p>
          </table:table-cell>
          <table:table-cell table:formula="of:=LOG([.C69])" office:value-type="float" office:value="2.81491318127507" calcext:value-type="float">
            <text:p>2,81491318127507</text:p>
          </table:table-cell>
          <table:table-cell table:formula="of:=LOG([.D69])" office:value-type="float" office:value="2.73239375982297" calcext:value-type="float">
            <text:p>2,7323937598229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734" calcext:value-type="float">
            <text:p>734</text:p>
          </table:table-cell>
          <table:table-cell office:value-type="float" office:value="671" calcext:value-type="float">
            <text:p>671</text:p>
          </table:table-cell>
          <table:table-cell office:value-type="float" office:value="556" calcext:value-type="float">
            <text:p>556</text:p>
          </table:table-cell>
          <table:table-cell table:formula="of:=LOG([.A70])" office:value-type="float" office:value="3.83884909073725" calcext:value-type="float">
            <text:p>3,83884909073725</text:p>
          </table:table-cell>
          <table:table-cell table:formula="of:=LOG([.B70])" office:value-type="float" office:value="2.86569605991607" calcext:value-type="float">
            <text:p>2,86569605991607</text:p>
          </table:table-cell>
          <table:table-cell table:formula="of:=LOG([.C70])" office:value-type="float" office:value="2.82672252016899" calcext:value-type="float">
            <text:p>2,82672252016899</text:p>
          </table:table-cell>
          <table:table-cell table:formula="of:=LOG([.D70])" office:value-type="float" office:value="2.74507479158206" calcext:value-type="float">
            <text:p>2,745074791582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53" calcext:value-type="float">
            <text:p>753</text:p>
          </table:table-cell>
          <table:table-cell office:value-type="float" office:value="693" calcext:value-type="float">
            <text:p>693</text:p>
          </table:table-cell>
          <table:table-cell office:value-type="float" office:value="572" calcext:value-type="float">
            <text:p>572</text:p>
          </table:table-cell>
          <table:table-cell table:formula="of:=LOG([.A71])" office:value-type="float" office:value="3.84509804001426" calcext:value-type="float">
            <text:p>3,84509804001426</text:p>
          </table:table-cell>
          <table:table-cell table:formula="of:=LOG([.B71])" office:value-type="float" office:value="2.8767949762007" calcext:value-type="float">
            <text:p>2,8767949762007</text:p>
          </table:table-cell>
          <table:table-cell table:formula="of:=LOG([.C71])" office:value-type="float" office:value="2.84073323461181" calcext:value-type="float">
            <text:p>2,84073323461181</text:p>
          </table:table-cell>
          <table:table-cell table:formula="of:=LOG([.D71])" office:value-type="float" office:value="2.75739602879302" calcext:value-type="float">
            <text:p>2,7573960287930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777" calcext:value-type="float">
            <text:p>777</text:p>
          </table:table-cell>
          <table:table-cell office:value-type="float" office:value="712" calcext:value-type="float">
            <text:p>712</text:p>
          </table:table-cell>
          <table:table-cell office:value-type="float" office:value="589" calcext:value-type="float">
            <text:p>589</text:p>
          </table:table-cell>
          <table:table-cell table:formula="of:=LOG([.A72])" office:value-type="float" office:value="3.85125834871907" calcext:value-type="float">
            <text:p>3,85125834871907</text:p>
          </table:table-cell>
          <table:table-cell table:formula="of:=LOG([.B72])" office:value-type="float" office:value="2.89042101880091" calcext:value-type="float">
            <text:p>2,89042101880091</text:p>
          </table:table-cell>
          <table:table-cell table:formula="of:=LOG([.C72])" office:value-type="float" office:value="2.85247999363686" calcext:value-type="float">
            <text:p>2,85247999363686</text:p>
          </table:table-cell>
          <table:table-cell table:formula="of:=LOG([.D72])" office:value-type="float" office:value="2.7701152947871" calcext:value-type="float">
            <text:p>2,770115294787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office:value-type="float" office:value="606" calcext:value-type="float">
            <text:p>606</text:p>
          </table:table-cell>
          <table:table-cell table:formula="of:=LOG([.A73])" office:value-type="float" office:value="3.85733249643127" calcext:value-type="float">
            <text:p>3,85733249643127</text:p>
          </table:table-cell>
          <table:table-cell table:formula="of:=LOG([.B73])" office:value-type="float" office:value="2.89376176205794" calcext:value-type="float">
            <text:p>2,89376176205794</text:p>
          </table:table-cell>
          <table:table-cell table:formula="of:=LOG([.C73])" office:value-type="float" office:value="2.86628733908419" calcext:value-type="float">
            <text:p>2,86628733908419</text:p>
          </table:table-cell>
          <table:table-cell table:formula="of:=LOG([.D73])" office:value-type="float" office:value="2.78247262416629" calcext:value-type="float">
            <text:p>2,7824726241662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805" calcext:value-type="float">
            <text:p>805</text:p>
          </table:table-cell>
          <table:table-cell office:value-type="float" office:value="755" calcext:value-type="float">
            <text:p>755</text:p>
          </table:table-cell>
          <table:table-cell office:value-type="float" office:value="623" calcext:value-type="float">
            <text:p>623</text:p>
          </table:table-cell>
          <table:table-cell table:formula="of:=LOG([.A74])" office:value-type="float" office:value="3.86332286012046" calcext:value-type="float">
            <text:p>3,86332286012046</text:p>
          </table:table-cell>
          <table:table-cell table:formula="of:=LOG([.B74])" office:value-type="float" office:value="2.90579588036787" calcext:value-type="float">
            <text:p>2,90579588036787</text:p>
          </table:table-cell>
          <table:table-cell table:formula="of:=LOG([.C74])" office:value-type="float" office:value="2.87794695162919" calcext:value-type="float">
            <text:p>2,87794695162919</text:p>
          </table:table-cell>
          <table:table-cell table:formula="of:=LOG([.D74])" office:value-type="float" office:value="2.79448804665917" calcext:value-type="float">
            <text:p>2,7944880466591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824" calcext:value-type="float">
            <text:p>824</text:p>
          </table:table-cell>
          <table:table-cell office:value-type="float" office:value="776" calcext:value-type="float">
            <text:p>776</text:p>
          </table:table-cell>
          <table:table-cell office:value-type="float" office:value="639" calcext:value-type="float">
            <text:p>639</text:p>
          </table:table-cell>
          <table:table-cell table:formula="of:=LOG([.A75])" office:value-type="float" office:value="3.86923171973098" calcext:value-type="float">
            <text:p>3,86923171973098</text:p>
          </table:table-cell>
          <table:table-cell table:formula="of:=LOG([.B75])" office:value-type="float" office:value="2.91592721169712" calcext:value-type="float">
            <text:p>2,91592721169712</text:p>
          </table:table-cell>
          <table:table-cell table:formula="of:=LOG([.C75])" office:value-type="float" office:value="2.88986172125819" calcext:value-type="float">
            <text:p>2,88986172125819</text:p>
          </table:table-cell>
          <table:table-cell table:formula="of:=LOG([.D75])" office:value-type="float" office:value="2.8055008581584" calcext:value-type="float">
            <text:p>2,805500858158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50" calcext:value-type="float">
            <text:p>850</text:p>
          </table:table-cell>
          <table:table-cell office:value-type="float" office:value="795" calcext:value-type="float">
            <text:p>795</text:p>
          </table:table-cell>
          <table:table-cell office:value-type="float" office:value="657" calcext:value-type="float">
            <text:p>657</text:p>
          </table:table-cell>
          <table:table-cell table:formula="of:=LOG([.A76])" office:value-type="float" office:value="3.8750612633917" calcext:value-type="float">
            <text:p>3,8750612633917</text:p>
          </table:table-cell>
          <table:table-cell table:formula="of:=LOG([.B76])" office:value-type="float" office:value="2.92941892571429" calcext:value-type="float">
            <text:p>2,92941892571429</text:p>
          </table:table-cell>
          <table:table-cell table:formula="of:=LOG([.C76])" office:value-type="float" office:value="2.90036712865647" calcext:value-type="float">
            <text:p>2,90036712865647</text:p>
          </table:table-cell>
          <table:table-cell table:formula="of:=LOG([.D76])" office:value-type="float" office:value="2.81756536955978" calcext:value-type="float">
            <text:p>2,8175653695597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869" calcext:value-type="float">
            <text:p>869</text:p>
          </table:table-cell>
          <table:table-cell office:value-type="float" office:value="818" calcext:value-type="float">
            <text:p>818</text:p>
          </table:table-cell>
          <table:table-cell office:value-type="float" office:value="675" calcext:value-type="float">
            <text:p>675</text:p>
          </table:table-cell>
          <table:table-cell table:formula="of:=LOG([.A77])" office:value-type="float" office:value="3.88081359228079" calcext:value-type="float">
            <text:p>3,88081359228079</text:p>
          </table:table-cell>
          <table:table-cell table:formula="of:=LOG([.B77])" office:value-type="float" office:value="2.93901977644867" calcext:value-type="float">
            <text:p>2,93901977644867</text:p>
          </table:table-cell>
          <table:table-cell table:formula="of:=LOG([.C77])" office:value-type="float" office:value="2.91275330367132" calcext:value-type="float">
            <text:p>2,91275330367132</text:p>
          </table:table-cell>
          <table:table-cell table:formula="of:=LOG([.D77])" office:value-type="float" office:value="2.82930377283102" calcext:value-type="float">
            <text:p>2,8293037728310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896" calcext:value-type="float">
            <text:p>896</text:p>
          </table:table-cell>
          <table:table-cell office:value-type="float" office:value="851" calcext:value-type="float">
            <text:p>851</text:p>
          </table:table-cell>
          <table:table-cell office:value-type="float" office:value="695" calcext:value-type="float">
            <text:p>695</text:p>
          </table:table-cell>
          <table:table-cell table:formula="of:=LOG([.A78])" office:value-type="float" office:value="3.88649072517248" calcext:value-type="float">
            <text:p>3,88649072517248</text:p>
          </table:table-cell>
          <table:table-cell table:formula="of:=LOG([.B78])" office:value-type="float" office:value="2.95230800966212" calcext:value-type="float">
            <text:p>2,95230800966212</text:p>
          </table:table-cell>
          <table:table-cell table:formula="of:=LOG([.C78])" office:value-type="float" office:value="2.92992956008459" calcext:value-type="float">
            <text:p>2,92992956008459</text:p>
          </table:table-cell>
          <table:table-cell table:formula="of:=LOG([.D78])" office:value-type="float" office:value="2.84198480459011" calcext:value-type="float">
            <text:p>2,8419848045901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917" calcext:value-type="float">
            <text:p>917</text:p>
          </table:table-cell>
          <table:table-cell office:value-type="float" office:value="866" calcext:value-type="float">
            <text:p>866</text:p>
          </table:table-cell>
          <table:table-cell office:value-type="float" office:value="711" calcext:value-type="float">
            <text:p>711</text:p>
          </table:table-cell>
          <table:table-cell table:formula="of:=LOG([.A79])" office:value-type="float" office:value="3.89209460269048" calcext:value-type="float">
            <text:p>3,89209460269048</text:p>
          </table:table-cell>
          <table:table-cell table:formula="of:=LOG([.B79])" office:value-type="float" office:value="2.96236933567002" calcext:value-type="float">
            <text:p>2,96236933567002</text:p>
          </table:table-cell>
          <table:table-cell table:formula="of:=LOG([.C79])" office:value-type="float" office:value="2.93751789201735" calcext:value-type="float">
            <text:p>2,93751789201735</text:p>
          </table:table-cell>
          <table:table-cell table:formula="of:=LOG([.D79])" office:value-type="float" office:value="2.85186960072977" calcext:value-type="float">
            <text:p>2,85186960072977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937" calcext:value-type="float">
            <text:p>937</text:p>
          </table:table-cell>
          <table:table-cell office:value-type="float" office:value="891" calcext:value-type="float">
            <text:p>891</text:p>
          </table:table-cell>
          <table:table-cell office:value-type="float" office:value="729" calcext:value-type="float">
            <text:p>729</text:p>
          </table:table-cell>
          <table:table-cell table:formula="of:=LOG([.A80])" office:value-type="float" office:value="3.89762709129044" calcext:value-type="float">
            <text:p>3,89762709129044</text:p>
          </table:table-cell>
          <table:table-cell table:formula="of:=LOG([.B80])" office:value-type="float" office:value="2.97173959088778" calcext:value-type="float">
            <text:p>2,97173959088778</text:p>
          </table:table-cell>
          <table:table-cell table:formula="of:=LOG([.C80])" office:value-type="float" office:value="2.94987770403687" calcext:value-type="float">
            <text:p>2,94987770403687</text:p>
          </table:table-cell>
          <table:table-cell table:formula="of:=LOG([.D80])" office:value-type="float" office:value="2.86272752831797" calcext:value-type="float">
            <text:p>2,8627275283179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59" calcext:value-type="float">
            <text:p>959</text:p>
          </table:table-cell>
          <table:table-cell office:value-type="float" office:value="912" calcext:value-type="float">
            <text:p>912</text:p>
          </table:table-cell>
          <table:table-cell office:value-type="float" office:value="748" calcext:value-type="float">
            <text:p>748</text:p>
          </table:table-cell>
          <table:table-cell table:formula="of:=LOG([.A81])" office:value-type="float" office:value="3.90308998699194" calcext:value-type="float">
            <text:p>3,90308998699194</text:p>
          </table:table-cell>
          <table:table-cell table:formula="of:=LOG([.B81])" office:value-type="float" office:value="2.98181860717066" calcext:value-type="float">
            <text:p>2,98181860717066</text:p>
          </table:table-cell>
          <table:table-cell table:formula="of:=LOG([.C81])" office:value-type="float" office:value="2.95999483832842" calcext:value-type="float">
            <text:p>2,95999483832842</text:p>
          </table:table-cell>
          <table:table-cell table:formula="of:=LOG([.D81])" office:value-type="float" office:value="2.87390159786446" calcext:value-type="float">
            <text:p>2,8739015978644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982" calcext:value-type="float">
            <text:p>982</text:p>
          </table:table-cell>
          <table:table-cell office:value-type="float" office:value="937" calcext:value-type="float">
            <text:p>937</text:p>
          </table:table-cell>
          <table:table-cell office:value-type="float" office:value="767" calcext:value-type="float">
            <text:p>767</text:p>
          </table:table-cell>
          <table:table-cell table:formula="of:=LOG([.A82])" office:value-type="float" office:value="3.90848501887865" calcext:value-type="float">
            <text:p>3,90848501887865</text:p>
          </table:table-cell>
          <table:table-cell table:formula="of:=LOG([.B82])" office:value-type="float" office:value="2.99211148778695" calcext:value-type="float">
            <text:p>2,99211148778695</text:p>
          </table:table-cell>
          <table:table-cell table:formula="of:=LOG([.C82])" office:value-type="float" office:value="2.97173959088778" calcext:value-type="float">
            <text:p>2,97173959088778</text:p>
          </table:table-cell>
          <table:table-cell table:formula="of:=LOG([.D82])" office:value-type="float" office:value="2.88479536394898" calcext:value-type="float">
            <text:p>2,8847953639489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255" calcext:value-type="float">
            <text:p>1255</text:p>
          </table:table-cell>
          <table:table-cell office:value-type="float" office:value="953" calcext:value-type="float">
            <text:p>953</text:p>
          </table:table-cell>
          <table:table-cell office:value-type="float" office:value="785" calcext:value-type="float">
            <text:p>785</text:p>
          </table:table-cell>
          <table:table-cell table:formula="of:=LOG([.A83])" office:value-type="float" office:value="3.91381385238372" calcext:value-type="float">
            <text:p>3,91381385238372</text:p>
          </table:table-cell>
          <table:table-cell table:formula="of:=LOG([.B83])" office:value-type="float" office:value="3.09864372581706" calcext:value-type="float">
            <text:p>3,09864372581706</text:p>
          </table:table-cell>
          <table:table-cell table:formula="of:=LOG([.C83])" office:value-type="float" office:value="2.97909290063833" calcext:value-type="float">
            <text:p>2,97909290063833</text:p>
          </table:table-cell>
          <table:table-cell table:formula="of:=LOG([.D83])" office:value-type="float" office:value="2.89486965674525" calcext:value-type="float">
            <text:p>2,8948696567452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282" calcext:value-type="float">
            <text:p>1282</text:p>
          </table:table-cell>
          <table:table-cell office:value-type="float" office:value="973" calcext:value-type="float">
            <text:p>973</text:p>
          </table:table-cell>
          <table:table-cell office:value-type="float" office:value="806" calcext:value-type="float">
            <text:p>806</text:p>
          </table:table-cell>
          <table:table-cell table:formula="of:=LOG([.A84])" office:value-type="float" office:value="3.91907809237607" calcext:value-type="float">
            <text:p>3,91907809237607</text:p>
          </table:table-cell>
          <table:table-cell table:formula="of:=LOG([.B84])" office:value-type="float" office:value="3.1078880251828" calcext:value-type="float">
            <text:p>3,1078880251828</text:p>
          </table:table-cell>
          <table:table-cell table:formula="of:=LOG([.C84])" office:value-type="float" office:value="2.98811284026835" calcext:value-type="float">
            <text:p>2,98811284026835</text:p>
          </table:table-cell>
          <table:table-cell table:formula="of:=LOG([.D84])" office:value-type="float" office:value="2.90633504180509" calcext:value-type="float">
            <text:p>2,9063350418050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312" calcext:value-type="float">
            <text:p>1312</text:p>
          </table:table-cell>
          <table:table-cell office:value-type="float" office:value="995" calcext:value-type="float">
            <text:p>995</text:p>
          </table:table-cell>
          <table:table-cell office:value-type="float" office:value="825" calcext:value-type="float">
            <text:p>825</text:p>
          </table:table-cell>
          <table:table-cell table:formula="of:=LOG([.A85])" office:value-type="float" office:value="3.92427928606188" calcext:value-type="float">
            <text:p>3,92427928606188</text:p>
          </table:table-cell>
          <table:table-cell table:formula="of:=LOG([.B85])" office:value-type="float" office:value="3.11793383503964" calcext:value-type="float">
            <text:p>3,11793383503964</text:p>
          </table:table-cell>
          <table:table-cell table:formula="of:=LOG([.C85])" office:value-type="float" office:value="2.99782308074573" calcext:value-type="float">
            <text:p>2,99782308074573</text:p>
          </table:table-cell>
          <table:table-cell table:formula="of:=LOG([.D85])" office:value-type="float" office:value="2.91645394854992" calcext:value-type="float">
            <text:p>2,91645394854992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345" calcext:value-type="float">
            <text:p>1345</text:p>
          </table:table-cell>
          <table:table-cell office:value-type="float" office:value="1019" calcext:value-type="float">
            <text:p>1019</text:p>
          </table:table-cell>
          <table:table-cell office:value-type="float" office:value="844" calcext:value-type="float">
            <text:p>844</text:p>
          </table:table-cell>
          <table:table-cell table:formula="of:=LOG([.A86])" office:value-type="float" office:value="3.92941892571429" calcext:value-type="float">
            <text:p>3,92941892571429</text:p>
          </table:table-cell>
          <table:table-cell table:formula="of:=LOG([.B86])" office:value-type="float" office:value="3.12872228433843" calcext:value-type="float">
            <text:p>3,12872228433843</text:p>
          </table:table-cell>
          <table:table-cell table:formula="of:=LOG([.C86])" office:value-type="float" office:value="3.00817418400643" calcext:value-type="float">
            <text:p>3,00817418400643</text:p>
          </table:table-cell>
          <table:table-cell table:formula="of:=LOG([.D86])" office:value-type="float" office:value="2.92634244662566" calcext:value-type="float">
            <text:p>2,9263424466256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375" calcext:value-type="float">
            <text:p>1375</text:p>
          </table:table-cell>
          <table:table-cell office:value-type="float" office:value="1043" calcext:value-type="float">
            <text:p>1043</text:p>
          </table:table-cell>
          <table:table-cell office:value-type="float" office:value="864" calcext:value-type="float">
            <text:p>864</text:p>
          </table:table-cell>
          <table:table-cell table:formula="of:=LOG([.A87])" office:value-type="float" office:value="3.93449845124357" calcext:value-type="float">
            <text:p>3,93449845124357</text:p>
          </table:table-cell>
          <table:table-cell table:formula="of:=LOG([.B87])" office:value-type="float" office:value="3.13830269816628" calcext:value-type="float">
            <text:p>3,13830269816628</text:p>
          </table:table-cell>
          <table:table-cell table:formula="of:=LOG([.C87])" office:value-type="float" office:value="3.01828430842653" calcext:value-type="float">
            <text:p>3,01828430842653</text:p>
          </table:table-cell>
          <table:table-cell table:formula="of:=LOG([.D87])" office:value-type="float" office:value="2.93651374247889" calcext:value-type="float">
            <text:p>2,9365137424788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408" calcext:value-type="float">
            <text:p>1408</text:p>
          </table:table-cell>
          <table:table-cell office:value-type="float" office:value="1067" calcext:value-type="float">
            <text:p>1067</text:p>
          </table:table-cell>
          <table:table-cell office:value-type="float" office:value="885" calcext:value-type="float">
            <text:p>885</text:p>
          </table:table-cell>
          <table:table-cell table:formula="of:=LOG([.A88])" office:value-type="float" office:value="3.93951925261862" calcext:value-type="float">
            <text:p>3,93951925261862</text:p>
          </table:table-cell>
          <table:table-cell table:formula="of:=LOG([.B88])" office:value-type="float" office:value="3.14860265480609" calcext:value-type="float">
            <text:p>3,14860265480609</text:p>
          </table:table-cell>
          <table:table-cell table:formula="of:=LOG([.C88])" office:value-type="float" office:value="3.02816441942447" calcext:value-type="float">
            <text:p>3,02816441942447</text:p>
          </table:table-cell>
          <table:table-cell table:formula="of:=LOG([.D88])" office:value-type="float" office:value="2.94694327069782" calcext:value-type="float">
            <text:p>2,9469432706978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439" calcext:value-type="float">
            <text:p>1439</text:p>
          </table:table-cell>
          <table:table-cell office:value-type="float" office:value="1093" calcext:value-type="float">
            <text:p>1093</text:p>
          </table:table-cell>
          <table:table-cell office:value-type="float" office:value="905" calcext:value-type="float">
            <text:p>905</text:p>
          </table:table-cell>
          <table:table-cell table:formula="of:=LOG([.A89])" office:value-type="float" office:value="3.94448267215017" calcext:value-type="float">
            <text:p>3,94448267215017</text:p>
          </table:table-cell>
          <table:table-cell table:formula="of:=LOG([.B89])" office:value-type="float" office:value="3.1580607939366" calcext:value-type="float">
            <text:p>3,1580607939366</text:p>
          </table:table-cell>
          <table:table-cell table:formula="of:=LOG([.C89])" office:value-type="float" office:value="3.0386201619497" calcext:value-type="float">
            <text:p>3,0386201619497</text:p>
          </table:table-cell>
          <table:table-cell table:formula="of:=LOG([.D89])" office:value-type="float" office:value="2.9566485792052" calcext:value-type="float">
            <text:p>2,956648579205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468" calcext:value-type="float">
            <text:p>1468</text:p>
          </table:table-cell>
          <table:table-cell office:value-type="float" office:value="1124" calcext:value-type="float">
            <text:p>1124</text:p>
          </table:table-cell>
          <table:table-cell office:value-type="float" office:value="920" calcext:value-type="float">
            <text:p>920</text:p>
          </table:table-cell>
          <table:table-cell table:formula="of:=LOG([.A90])" office:value-type="float" office:value="3.94939000664491" calcext:value-type="float">
            <text:p>3,94939000664491</text:p>
          </table:table-cell>
          <table:table-cell table:formula="of:=LOG([.B90])" office:value-type="float" office:value="3.16672605558005" calcext:value-type="float">
            <text:p>3,16672605558005</text:p>
          </table:table-cell>
          <table:table-cell table:formula="of:=LOG([.C90])" office:value-type="float" office:value="3.05076631123304" calcext:value-type="float">
            <text:p>3,05076631123304</text:p>
          </table:table-cell>
          <table:table-cell table:formula="of:=LOG([.D90])" office:value-type="float" office:value="2.96378782734556" calcext:value-type="float">
            <text:p>2,9637878273455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501" calcext:value-type="float">
            <text:p>1501</text:p>
          </table:table-cell>
          <table:table-cell office:value-type="float" office:value="1146" calcext:value-type="float">
            <text:p>1146</text:p>
          </table:table-cell>
          <table:table-cell office:value-type="float" office:value="938" calcext:value-type="float">
            <text:p>938</text:p>
          </table:table-cell>
          <table:table-cell table:formula="of:=LOG([.A91])" office:value-type="float" office:value="3.95424250943932" calcext:value-type="float">
            <text:p>3,95424250943932</text:p>
          </table:table-cell>
          <table:table-cell table:formula="of:=LOG([.B91])" office:value-type="float" office:value="3.17638069224327" calcext:value-type="float">
            <text:p>3,17638069224327</text:p>
          </table:table-cell>
          <table:table-cell table:formula="of:=LOG([.C91])" office:value-type="float" office:value="3.05918461763137" calcext:value-type="float">
            <text:p>3,05918461763137</text:p>
          </table:table-cell>
          <table:table-cell table:formula="of:=LOG([.D91])" office:value-type="float" office:value="2.97220283837906" calcext:value-type="float">
            <text:p>2,9722028383790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537" calcext:value-type="float">
            <text:p>1537</text:p>
          </table:table-cell>
          <table:table-cell office:value-type="float" office:value="1172" calcext:value-type="float">
            <text:p>1172</text:p>
          </table:table-cell>
          <table:table-cell office:value-type="float" office:value="963" calcext:value-type="float">
            <text:p>963</text:p>
          </table:table-cell>
          <table:table-cell table:formula="of:=LOG([.A92])" office:value-type="float" office:value="3.95904139232109" calcext:value-type="float">
            <text:p>3,95904139232109</text:p>
          </table:table-cell>
          <table:table-cell table:formula="of:=LOG([.B92])" office:value-type="float" office:value="3.18667386749974" calcext:value-type="float">
            <text:p>3,18667386749974</text:p>
          </table:table-cell>
          <table:table-cell table:formula="of:=LOG([.C92])" office:value-type="float" office:value="3.06892761168207" calcext:value-type="float">
            <text:p>3,06892761168207</text:p>
          </table:table-cell>
          <table:table-cell table:formula="of:=LOG([.D92])" office:value-type="float" office:value="2.98362628712453" calcext:value-type="float">
            <text:p>2,9836262871245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572" calcext:value-type="float">
            <text:p>1572</text:p>
          </table:table-cell>
          <table:table-cell office:value-type="float" office:value="1197" calcext:value-type="float">
            <text:p>1197</text:p>
          </table:table-cell>
          <table:table-cell office:value-type="float" office:value="987" calcext:value-type="float">
            <text:p>987</text:p>
          </table:table-cell>
          <table:table-cell table:formula="of:=LOG([.A93])" office:value-type="float" office:value="3.96378782734556" calcext:value-type="float">
            <text:p>3,96378782734556</text:p>
          </table:table-cell>
          <table:table-cell table:formula="of:=LOG([.B93])" office:value-type="float" office:value="3.19645254170339" calcext:value-type="float">
            <text:p>3,19645254170339</text:p>
          </table:table-cell>
          <table:table-cell table:formula="of:=LOG([.C93])" office:value-type="float" office:value="3.07809415040641" calcext:value-type="float">
            <text:p>3,07809415040641</text:p>
          </table:table-cell>
          <table:table-cell table:formula="of:=LOG([.D93])" office:value-type="float" office:value="2.99431715266964" calcext:value-type="float">
            <text:p>2,99431715266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51:25.413681268</meta:creation-date>
    <meta:generator>LibreOffice/7.3.7.2$Linux_X86_64 LibreOffice_project/30$Build-2</meta:generator>
    <dc:date>2023-03-02T11:52:57.823571331</dc:date>
    <meta:editing-duration>PT51M8S</meta:editing-duration>
    <meta:editing-cycles>7</meta:editing-cycles>
    <meta:document-statistic meta:table-count="1" meta:cell-count="7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381cm" svg:height="14.849cm" xlink:href=".." xlink:type="simple" chart:class="chart:scatter" chart:style-name="ch1">
        <chart:title svg:x="12.075cm" svg:y="0.432cm" chart:style-name="ch2">
          <text:p>logT(logN)</text:p>
        </chart:title>
        <chart:legend chart:legend-position="end" svg:x="21.465cm" svg:y="5.88cm" style:legend-expansion="high" chart:style-name="ch3"/>
        <chart:plot-area chart:style-name="ch4" table:cell-range-address="Лист1.E3:Лист1.G97 Лист1.H4:Лист1.H97" chart:data-source-has-labels="row" svg:x="1.538cm" svg:y="1.507cm" svg:width="19.4cm" svg:height="12.065cm">
          <chart:coordinate-region svg:x="2.265cm" svg:y="1.706cm" svg:width="18.434cm" svg:height="11.219cm"/>
          <chart:axis chart:dimension="x" chart:name="primary-x" chart:style-name="ch5">
            <chart:title svg:x="10.731cm" svg:y="13.868cm" chart:style-name="ch6">
              <text:p>log(N)</text:p>
            </chart:title>
          </chart:axis>
          <chart:axis chart:dimension="y" chart:name="primary-y" chart:style-name="ch7">
            <chart:title svg:x="0.451cm" svg:y="7.967cm" chart:style-name="ch8">
              <text:p>log(t)</text:p>
            </chart:title>
            <chart:grid chart:style-name="ch9" chart:class="major"/>
          </chart:axis>
          <chart:series chart:style-name="ch10" chart:values-cell-range-address="Лист1.F4:Лист1.F97" chart:label-cell-address="Лист1.F3:Лист1.F3" chart:class="chart:scatter">
            <chart:domain table:cell-range-address="Лист1.E4:Лист1.E97"/>
            <chart:regression-curve chart:style-name="ch11">
              <chart:equation chart:display-equation="true" chart:display-r-square="false" svg:x="0.572cm" svg:y="0.51cm" chart:style-name="ch12"/>
            </chart:regression-curve>
            <chart:data-point chart:repeated="94"/>
          </chart:series>
          <chart:series chart:style-name="ch13" chart:values-cell-range-address="Лист1.H4:Лист1.H97" chart:class="chart:scatter">
            <chart:domain table:cell-range-address="Лист1.E3:Лист1.E97"/>
            <chart:regression-curve chart:style-name="ch14">
              <chart:equation chart:display-equation="true" chart:display-r-square="false" svg:x="22.082cm" svg:y="2.181cm" chart:style-name="ch12"/>
            </chart:regression-curve>
            <chart:data-point chart:repeated="95"/>
          </chart:series>
          <chart:series chart:style-name="ch15" chart:values-cell-range-address="Лист1.G3:Лист1.G97" chart:class="chart:scatter">
            <chart:domain table:cell-range-address="Лист1.E3:Лист1.E97"/>
            <chart:regression-curve chart:style-name="ch16">
              <chart:equation chart:display-equation="true" chart:display-r-square="false" svg:x="17.184cm" svg:y="0.523cm" chart:style-name="ch12"/>
            </chart:regression-curve>
            <chart:data-point chart:repeated="9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log(step1)</text:p>
                <draw:g>
                  <svg:desc>Лист1.F3:Лист1.F3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7712125471966">
                <text:p>2.47712125471966</text:p>
                <draw:g>
                  <svg:desc>Лист1.E4:Лист1.E97</svg:desc>
                </draw:g>
              </table:table-cell>
              <table:table-cell office:value-type="float" office:value="0">
                <text:p>0</text:p>
                <draw:g>
                  <svg:desc>Лист1.F4:Лист1.F97</svg:desc>
                </draw:g>
              </table:table-cell>
              <table:table-cell office:value-type="float" office:value="NaN">
                <text:p>NaN</text:p>
                <draw:g>
                  <svg:desc>Лист1.E3:Лист1.E97</svg:desc>
                </draw:g>
              </table:table-cell>
              <table:table-cell office:value-type="float" office:value="0">
                <text:p>0</text:p>
                <draw:g>
                  <svg:desc>Лист1.H4:Лист1.H97</svg:desc>
                </draw:g>
              </table:table-cell>
              <table:table-cell office:value-type="float" office:value="NaN">
                <text:p>NaN</text:p>
                <draw:g>
                  <svg:desc>Лист1.E3:Лист1.E97</svg:desc>
                </draw:g>
              </table:table-cell>
              <table:table-cell office:value-type="float" office:value="NaN">
                <text:p>NaN</text:p>
                <draw:g>
                  <svg:desc>Лист1.G3:Лист1.G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">
                <text:p>0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1">
                <text:p>1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3">
                <text:p>3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3">
                <text:p>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3.04139268515822">
                <text:p>3.0413926851582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3.07918124604762">
                <text:p>3.07918124604762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3.14612803567824">
                <text:p>3.14612803567824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3.17609125905568">
                <text:p>3.17609125905568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51851393987789">
                <text:p>1.51851393987789</text:p>
              </table:table-cell>
              <table:table-cell office:value-type="float" office:value="3.20411998265592">
                <text:p>3.20411998265592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56820172406699">
                <text:p>1.56820172406699</text:p>
              </table:table-cell>
              <table:table-cell office:value-type="float" office:value="3.23044892137827">
                <text:p>3.23044892137827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3.25527250510331">
                <text:p>3.25527250510331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1.66275783168157">
                <text:p>1.66275783168157</text:p>
              </table:table-cell>
              <table:table-cell office:value-type="float" office:value="3.27875360095283">
                <text:p>3.27875360095283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70757017609794">
                <text:p>1.70757017609794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1.7481880270062">
                <text:p>1.7481880270062</text:p>
              </table:table-cell>
              <table:table-cell office:value-type="float" office:value="3.32221929473392">
                <text:p>3.32221929473392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1.9912260756925">
                <text:p>1.9912260756925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1.78532983501077">
                <text:p>1.78532983501077</text:p>
              </table:table-cell>
              <table:table-cell office:value-type="float" office:value="3.34242268082221">
                <text:p>3.34242268082221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2.02530586526477">
                <text:p>2.02530586526477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1.82607480270083">
                <text:p>1.82607480270083</text:p>
              </table:table-cell>
              <table:table-cell office:value-type="float" office:value="3.36172783601759">
                <text:p>3.36172783601759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2.06069784035361">
                <text:p>2.06069784035361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1.85733249643127">
                <text:p>1.85733249643127</text:p>
              </table:table-cell>
              <table:table-cell office:value-type="float" office:value="3.38021124171161">
                <text:p>3.38021124171161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3.39794000867204">
                <text:p>3.39794000867204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2.11058971029925">
                <text:p>2.11058971029925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3.41497334797082">
                <text:p>3.41497334797082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2.14301480025409">
                <text:p>2.14301480025409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1.95904139232109">
                <text:p>1.95904139232109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2.17026171539496">
                <text:p>2.17026171539496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1.9912260756925">
                <text:p>1.9912260756925</text:p>
              </table:table-cell>
              <table:table-cell office:value-type="float" office:value="3.44715803134222">
                <text:p>3.44715803134222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2.19865708695442">
                <text:p>2.19865708695442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2.02118929906994">
                <text:p>2.02118929906994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2.04921802267018">
                <text:p>2.04921802267018</text:p>
              </table:table-cell>
              <table:table-cell office:value-type="float" office:value="3.47712125471966">
                <text:p>3.47712125471966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2.20139712432045">
                <text:p>2.20139712432045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2.07554696139253">
                <text:p>2.07554696139253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22788670461367">
                <text:p>2.22788670461367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2.10380372095596">
                <text:p>2.10380372095596</text:p>
              </table:table-cell>
              <table:table-cell office:value-type="float" office:value="3.50514997831991">
                <text:p>3.50514997831991</text:p>
              </table:table-cell>
              <table:table-cell office:value-type="float" office:value="2.15533603746506">
                <text:p>2.155336037465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25042000230889">
                <text:p>2.25042000230889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13033376849501">
                <text:p>2.13033376849501</text:p>
              </table:table-cell>
              <table:table-cell office:value-type="float" office:value="3.51851393987789">
                <text:p>3.51851393987789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27646180417324">
                <text:p>2.27646180417324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15533603746506">
                <text:p>2.15533603746506</text:p>
              </table:table-cell>
              <table:table-cell office:value-type="float" office:value="3.53147891704225">
                <text:p>3.53147891704225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29225607135648">
                <text:p>2.29225607135648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17897694729317">
                <text:p>2.17897694729317</text:p>
              </table:table-cell>
              <table:table-cell office:value-type="float" office:value="3.54406804435028">
                <text:p>3.54406804435028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31597034545692">
                <text:p>2.31597034545692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20139712432045">
                <text:p>2.20139712432045</text:p>
              </table:table-cell>
              <table:table-cell office:value-type="float" office:value="3.55630250076729">
                <text:p>3.55630250076729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3384564936046">
                <text:p>2.3384564936046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22530928172586">
                <text:p>2.22530928172586</text:p>
              </table:table-cell>
              <table:table-cell office:value-type="float" office:value="3.56820172406699">
                <text:p>3.56820172406699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35983548233989">
                <text:p>2.35983548233989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24797326636181">
                <text:p>2.24797326636181</text:p>
              </table:table-cell>
              <table:table-cell office:value-type="float" office:value="3.57978359661681">
                <text:p>3.57978359661681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8021124171161">
                <text:p>2.38021124171161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26951294421792">
                <text:p>2.26951294421792</text:p>
              </table:table-cell>
              <table:table-cell office:value-type="float" office:value="3.5910646070265">
                <text:p>3.5910646070265</text:p>
              </table:table-cell>
              <table:table-cell office:value-type="float" office:value="2.33041377334919">
                <text:p>2.33041377334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49692964807321">
                <text:p>2.49692964807321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29225607135648">
                <text:p>2.2922560713564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51851393987789">
                <text:p>2.51851393987789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31386722036915">
                <text:p>2.31386722036915</text:p>
              </table:table-cell>
              <table:table-cell office:value-type="float" office:value="3.61278385671973">
                <text:p>3.61278385671973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53655844257153">
                <text:p>2.53655844257153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33445375115093">
                <text:p>2.33445375115093</text:p>
              </table:table-cell>
              <table:table-cell office:value-type="float" office:value="3.6232492903979">
                <text:p>3.6232492903979</text:p>
              </table:table-cell>
              <table:table-cell office:value-type="float" office:value="2.39619934709574">
                <text:p>2.39619934709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55630250076729">
                <text:p>2.55630250076729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3541084391474">
                <text:p>2.3541084391474</text:p>
              </table:table-cell>
              <table:table-cell office:value-type="float" office:value="3.63346845557959">
                <text:p>3.63346845557959</text:p>
              </table:table-cell>
              <table:table-cell office:value-type="float" office:value="2.41664050733828">
                <text:p>2.41664050733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57518784492766">
                <text:p>2.57518784492766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37291200297011">
                <text:p>2.37291200297011</text:p>
              </table:table-cell>
              <table:table-cell office:value-type="float" office:value="3.64345267648619">
                <text:p>3.64345267648619</text:p>
              </table:table-cell>
              <table:table-cell office:value-type="float" office:value="2.43616264704076">
                <text:p>2.43616264704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59328606702046">
                <text:p>2.59328606702046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39269695325967">
                <text:p>2.39269695325967</text:p>
              </table:table-cell>
              <table:table-cell office:value-type="float" office:value="3.65321251377534">
                <text:p>3.65321251377534</text:p>
              </table:table-cell>
              <table:table-cell office:value-type="float" office:value="2.45636603312904">
                <text:p>2.45636603312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60852603357719">
                <text:p>2.60852603357719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40993312333129">
                <text:p>2.40993312333129</text:p>
              </table:table-cell>
              <table:table-cell office:value-type="float" office:value="3.66275783168157">
                <text:p>3.66275783168157</text:p>
              </table:table-cell>
              <table:table-cell office:value-type="float" office:value="2.47421626407626">
                <text:p>2.47421626407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62634036737504">
                <text:p>2.62634036737504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42975228000241">
                <text:p>2.42975228000241</text:p>
              </table:table-cell>
              <table:table-cell office:value-type="float" office:value="3.67209785793572">
                <text:p>3.67209785793572</text:p>
              </table:table-cell>
              <table:table-cell office:value-type="float" office:value="2.49276038902684">
                <text:p>2.49276038902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64443858946784">
                <text:p>2.64443858946784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44715803134222">
                <text:p>2.44715803134222</text:p>
              </table:table-cell>
              <table:table-cell office:value-type="float" office:value="3.68124123737559">
                <text:p>3.68124123737559</text:p>
              </table:table-cell>
              <table:table-cell office:value-type="float" office:value="2.51188336097887">
                <text:p>2.51188336097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66086547800387">
                <text:p>2.66086547800387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46538285144842">
                <text:p>2.46538285144842</text:p>
              </table:table-cell>
              <table:table-cell office:value-type="float" office:value="3.69019608002851">
                <text:p>3.69019608002851</text:p>
              </table:table-cell>
              <table:table-cell office:value-type="float" office:value="2.53019969820308">
                <text:p>2.53019969820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67942789661212">
                <text:p>2.67942789661212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48287358360875">
                <text:p>2.48287358360875</text:p>
              </table:table-cell>
              <table:table-cell office:value-type="float" office:value="3.69897000433602">
                <text:p>3.69897000433602</text:p>
              </table:table-cell>
              <table:table-cell office:value-type="float" office:value="2.54777470538782">
                <text:p>2.54777470538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67942789661212">
                <text:p>2.67942789661212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4996870826184">
                <text:p>2.4996870826184</text:p>
              </table:table-cell>
              <table:table-cell office:value-type="float" office:value="3.70757017609794">
                <text:p>3.70757017609794</text:p>
              </table:table-cell>
              <table:table-cell office:value-type="float" office:value="2.56466606425209">
                <text:p>2.56466606425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69635638873333">
                <text:p>2.69635638873333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51587384371168">
                <text:p>2.51587384371168</text:p>
              </table:table-cell>
              <table:table-cell office:value-type="float" office:value="3.7160033436348">
                <text:p>3.7160033436348</text:p>
              </table:table-cell>
              <table:table-cell office:value-type="float" office:value="2.58092497567562">
                <text:p>2.58092497567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71096311899528">
                <text:p>2.71096311899528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5327543789925">
                <text:p>2.5327543789925</text:p>
              </table:table-cell>
              <table:table-cell office:value-type="float" office:value="3.72427586960079">
                <text:p>3.72427586960079</text:p>
              </table:table-cell>
              <table:table-cell office:value-type="float" office:value="2.59879050676312">
                <text:p>2.59879050676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72672720902657">
                <text:p>2.72672720902657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54777470538782">
                <text:p>2.54777470538782</text:p>
              </table:table-cell>
              <table:table-cell office:value-type="float" office:value="3.73239375982297">
                <text:p>3.73239375982297</text:p>
              </table:table-cell>
              <table:table-cell office:value-type="float" office:value="2.61804809671209">
                <text:p>2.61804809671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7427251313047">
                <text:p>2.7427251313047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56348108539441">
                <text:p>2.56348108539441</text:p>
              </table:table-cell>
              <table:table-cell office:value-type="float" office:value="3.74036268949424">
                <text:p>3.74036268949424</text:p>
              </table:table-cell>
              <table:table-cell office:value-type="float" office:value="2.63042787502502">
                <text:p>2.630427875025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2.75511226639507">
                <text:p>2.75511226639507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57863920996807">
                <text:p>2.57863920996807</text:p>
              </table:table-cell>
              <table:table-cell office:value-type="float" office:value="3.7481880270062">
                <text:p>3.7481880270062</text:p>
              </table:table-cell>
              <table:table-cell office:value-type="float" office:value="2.64640372622307">
                <text:p>2.64640372622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2.76937732607614">
                <text:p>2.76937732607614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2.59439255037543">
                <text:p>2.59439255037543</text:p>
              </table:table-cell>
              <table:table-cell office:value-type="float" office:value="3.75587485567249">
                <text:p>3.75587485567249</text:p>
              </table:table-cell>
              <table:table-cell office:value-type="float" office:value="2.66370092538965">
                <text:p>2.663700925389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2.78390357927273">
                <text:p>2.78390357927273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2.60852603357719">
                <text:p>2.60852603357719</text:p>
              </table:table-cell>
              <table:table-cell office:value-type="float" office:value="3.76342799356294">
                <text:p>3.76342799356294</text:p>
              </table:table-cell>
              <table:table-cell office:value-type="float" office:value="2.67669360962487">
                <text:p>2.67669360962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79865064544527">
                <text:p>2.79865064544527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2.6232492903979">
                <text:p>2.6232492903979</text:p>
              </table:table-cell>
              <table:table-cell office:value-type="float" office:value="3.77085201164214">
                <text:p>3.77085201164214</text:p>
              </table:table-cell>
              <table:table-cell office:value-type="float" office:value="2.69108149212297">
                <text:p>2.69108149212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2.81224469680037">
                <text:p>2.81224469680037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63848925695464">
                <text:p>2.63848925695464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70500795933334">
                <text:p>2.70500795933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9239168949825">
                <text:p>3.79239168949825</text:p>
              </table:table-cell>
              <table:table-cell office:value-type="float" office:value="2.77524625974024">
                <text:p>2.77524625974024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2.65224634100332">
                <text:p>2.65224634100332</text:p>
              </table:table-cell>
              <table:table-cell office:value-type="float" office:value="3.78532983501077">
                <text:p>3.78532983501077</text:p>
              </table:table-cell>
              <table:table-cell office:value-type="float" office:value="2.71933128698373">
                <text:p>2.719331286983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9934054945358">
                <text:p>3.79934054945358</text:p>
              </table:table-cell>
              <table:table-cell office:value-type="float" office:value="2.78887511577542">
                <text:p>2.78887511577542</text:p>
              </table:table-cell>
              <table:table-cell office:value-type="float" office:value="3.79239168949825">
                <text:p>3.79239168949825</text:p>
              </table:table-cell>
              <table:table-cell office:value-type="float" office:value="2.66558099101795">
                <text:p>2.66558099101795</text:p>
              </table:table-cell>
              <table:table-cell office:value-type="float" office:value="3.79239168949825">
                <text:p>3.79239168949825</text:p>
              </table:table-cell>
              <table:table-cell office:value-type="float" office:value="2.73479982958885">
                <text:p>2.734799829588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0617997398389">
                <text:p>3.80617997398389</text:p>
              </table:table-cell>
              <table:table-cell office:value-type="float" office:value="2.80208925788173">
                <text:p>2.80208925788173</text:p>
              </table:table-cell>
              <table:table-cell office:value-type="float" office:value="3.79934054945358">
                <text:p>3.79934054945358</text:p>
              </table:table-cell>
              <table:table-cell office:value-type="float" office:value="2.68033551341456">
                <text:p>2.68033551341456</text:p>
              </table:table-cell>
              <table:table-cell office:value-type="float" office:value="3.79934054945358">
                <text:p>3.79934054945358</text:p>
              </table:table-cell>
              <table:table-cell office:value-type="float" office:value="2.74741180788642">
                <text:p>2.747411807886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1291335664285">
                <text:p>3.81291335664285</text:p>
              </table:table-cell>
              <table:table-cell office:value-type="float" office:value="2.81557774832427">
                <text:p>2.81557774832427</text:p>
              </table:table-cell>
              <table:table-cell office:value-type="float" office:value="3.80617997398389">
                <text:p>3.80617997398389</text:p>
              </table:table-cell>
              <table:table-cell office:value-type="float" office:value="2.69372694892365">
                <text:p>2.69372694892365</text:p>
              </table:table-cell>
              <table:table-cell office:value-type="float" office:value="3.80617997398389">
                <text:p>3.80617997398389</text:p>
              </table:table-cell>
              <table:table-cell office:value-type="float" office:value="2.76267856372744">
                <text:p>2.76267856372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1954393554187">
                <text:p>3.81954393554187</text:p>
              </table:table-cell>
              <table:table-cell office:value-type="float" office:value="2.82865989653532">
                <text:p>2.82865989653532</text:p>
              </table:table-cell>
              <table:table-cell office:value-type="float" office:value="3.81291335664285">
                <text:p>3.81291335664285</text:p>
              </table:table-cell>
              <table:table-cell office:value-type="float" office:value="2.70671778233676">
                <text:p>2.70671778233676</text:p>
              </table:table-cell>
              <table:table-cell office:value-type="float" office:value="3.81291335664285">
                <text:p>3.81291335664285</text:p>
              </table:table-cell>
              <table:table-cell office:value-type="float" office:value="2.77742682238931">
                <text:p>2.777426822389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2607480270083">
                <text:p>3.82607480270083</text:p>
              </table:table-cell>
              <table:table-cell office:value-type="float" office:value="2.8394780473742">
                <text:p>2.8394780473742</text:p>
              </table:table-cell>
              <table:table-cell office:value-type="float" office:value="3.81954393554187">
                <text:p>3.81954393554187</text:p>
              </table:table-cell>
              <table:table-cell office:value-type="float" office:value="2.71933128698373">
                <text:p>2.71933128698373</text:p>
              </table:table-cell>
              <table:table-cell office:value-type="float" office:value="3.81954393554187">
                <text:p>3.81954393554187</text:p>
              </table:table-cell>
              <table:table-cell office:value-type="float" office:value="2.78887511577542">
                <text:p>2.78887511577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3250891270624">
                <text:p>3.83250891270624</text:p>
              </table:table-cell>
              <table:table-cell office:value-type="float" office:value="2.85247999363686">
                <text:p>2.85247999363686</text:p>
              </table:table-cell>
              <table:table-cell office:value-type="float" office:value="3.82607480270083">
                <text:p>3.82607480270083</text:p>
              </table:table-cell>
              <table:table-cell office:value-type="float" office:value="2.73239375982297">
                <text:p>2.73239375982297</text:p>
              </table:table-cell>
              <table:table-cell office:value-type="float" office:value="3.82607480270083">
                <text:p>3.82607480270083</text:p>
              </table:table-cell>
              <table:table-cell office:value-type="float" office:value="2.80208925788173">
                <text:p>2.8020892578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3884909073725">
                <text:p>3.83884909073725</text:p>
              </table:table-cell>
              <table:table-cell office:value-type="float" office:value="2.86569605991607">
                <text:p>2.86569605991607</text:p>
              </table:table-cell>
              <table:table-cell office:value-type="float" office:value="3.83250891270624">
                <text:p>3.83250891270624</text:p>
              </table:table-cell>
              <table:table-cell office:value-type="float" office:value="2.74507479158206">
                <text:p>2.74507479158206</text:p>
              </table:table-cell>
              <table:table-cell office:value-type="float" office:value="3.83250891270624">
                <text:p>3.83250891270624</text:p>
              </table:table-cell>
              <table:table-cell office:value-type="float" office:value="2.81491318127507">
                <text:p>2.81491318127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2.8767949762007">
                <text:p>2.8767949762007</text:p>
              </table:table-cell>
              <table:table-cell office:value-type="float" office:value="3.83884909073725">
                <text:p>3.83884909073725</text:p>
              </table:table-cell>
              <table:table-cell office:value-type="float" office:value="2.75739602879302">
                <text:p>2.75739602879302</text:p>
              </table:table-cell>
              <table:table-cell office:value-type="float" office:value="3.83884909073725">
                <text:p>3.83884909073725</text:p>
              </table:table-cell>
              <table:table-cell office:value-type="float" office:value="2.82672252016899">
                <text:p>2.826722520168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5125834871907">
                <text:p>3.85125834871907</text:p>
              </table:table-cell>
              <table:table-cell office:value-type="float" office:value="2.89042101880091">
                <text:p>2.89042101880091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2.7701152947871">
                <text:p>2.7701152947871</text:p>
              </table:table-cell>
              <table:table-cell office:value-type="float" office:value="3.84509804001426">
                <text:p>3.84509804001426</text:p>
              </table:table-cell>
              <table:table-cell office:value-type="float" office:value="2.84073323461181">
                <text:p>2.84073323461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5733249643127">
                <text:p>3.85733249643127</text:p>
              </table:table-cell>
              <table:table-cell office:value-type="float" office:value="2.89376176205794">
                <text:p>2.89376176205794</text:p>
              </table:table-cell>
              <table:table-cell office:value-type="float" office:value="3.85125834871907">
                <text:p>3.85125834871907</text:p>
              </table:table-cell>
              <table:table-cell office:value-type="float" office:value="2.78247262416629">
                <text:p>2.78247262416629</text:p>
              </table:table-cell>
              <table:table-cell office:value-type="float" office:value="3.85125834871907">
                <text:p>3.85125834871907</text:p>
              </table:table-cell>
              <table:table-cell office:value-type="float" office:value="2.85247999363686">
                <text:p>2.85247999363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6332286012046">
                <text:p>3.86332286012046</text:p>
              </table:table-cell>
              <table:table-cell office:value-type="float" office:value="2.90579588036787">
                <text:p>2.90579588036787</text:p>
              </table:table-cell>
              <table:table-cell office:value-type="float" office:value="3.85733249643127">
                <text:p>3.85733249643127</text:p>
              </table:table-cell>
              <table:table-cell office:value-type="float" office:value="2.79448804665917">
                <text:p>2.79448804665917</text:p>
              </table:table-cell>
              <table:table-cell office:value-type="float" office:value="3.85733249643127">
                <text:p>3.85733249643127</text:p>
              </table:table-cell>
              <table:table-cell office:value-type="float" office:value="2.86628733908419">
                <text:p>2.86628733908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6923171973098">
                <text:p>3.86923171973098</text:p>
              </table:table-cell>
              <table:table-cell office:value-type="float" office:value="2.91592721169712">
                <text:p>2.91592721169712</text:p>
              </table:table-cell>
              <table:table-cell office:value-type="float" office:value="3.86332286012046">
                <text:p>3.86332286012046</text:p>
              </table:table-cell>
              <table:table-cell office:value-type="float" office:value="2.8055008581584">
                <text:p>2.8055008581584</text:p>
              </table:table-cell>
              <table:table-cell office:value-type="float" office:value="3.86332286012046">
                <text:p>3.86332286012046</text:p>
              </table:table-cell>
              <table:table-cell office:value-type="float" office:value="2.87794695162919">
                <text:p>2.87794695162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750612633917">
                <text:p>3.8750612633917</text:p>
              </table:table-cell>
              <table:table-cell office:value-type="float" office:value="2.92941892571429">
                <text:p>2.92941892571429</text:p>
              </table:table-cell>
              <table:table-cell office:value-type="float" office:value="3.86923171973098">
                <text:p>3.86923171973098</text:p>
              </table:table-cell>
              <table:table-cell office:value-type="float" office:value="2.81756536955978">
                <text:p>2.81756536955978</text:p>
              </table:table-cell>
              <table:table-cell office:value-type="float" office:value="3.86923171973098">
                <text:p>3.86923171973098</text:p>
              </table:table-cell>
              <table:table-cell office:value-type="float" office:value="2.88986172125819">
                <text:p>2.88986172125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8081359228079">
                <text:p>3.88081359228079</text:p>
              </table:table-cell>
              <table:table-cell office:value-type="float" office:value="2.93901977644867">
                <text:p>2.93901977644867</text:p>
              </table:table-cell>
              <table:table-cell office:value-type="float" office:value="3.8750612633917">
                <text:p>3.8750612633917</text:p>
              </table:table-cell>
              <table:table-cell office:value-type="float" office:value="2.82930377283102">
                <text:p>2.82930377283102</text:p>
              </table:table-cell>
              <table:table-cell office:value-type="float" office:value="3.8750612633917">
                <text:p>3.8750612633917</text:p>
              </table:table-cell>
              <table:table-cell office:value-type="float" office:value="2.90036712865647">
                <text:p>2.900367128656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8649072517248">
                <text:p>3.88649072517248</text:p>
              </table:table-cell>
              <table:table-cell office:value-type="float" office:value="2.95230800966212">
                <text:p>2.95230800966212</text:p>
              </table:table-cell>
              <table:table-cell office:value-type="float" office:value="3.88081359228079">
                <text:p>3.88081359228079</text:p>
              </table:table-cell>
              <table:table-cell office:value-type="float" office:value="2.84198480459011">
                <text:p>2.84198480459011</text:p>
              </table:table-cell>
              <table:table-cell office:value-type="float" office:value="3.88081359228079">
                <text:p>3.88081359228079</text:p>
              </table:table-cell>
              <table:table-cell office:value-type="float" office:value="2.91275330367132">
                <text:p>2.91275330367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9209460269048">
                <text:p>3.89209460269048</text:p>
              </table:table-cell>
              <table:table-cell office:value-type="float" office:value="2.96236933567002">
                <text:p>2.96236933567002</text:p>
              </table:table-cell>
              <table:table-cell office:value-type="float" office:value="3.88649072517248">
                <text:p>3.88649072517248</text:p>
              </table:table-cell>
              <table:table-cell office:value-type="float" office:value="2.85186960072977">
                <text:p>2.85186960072977</text:p>
              </table:table-cell>
              <table:table-cell office:value-type="float" office:value="3.88649072517248">
                <text:p>3.88649072517248</text:p>
              </table:table-cell>
              <table:table-cell office:value-type="float" office:value="2.92992956008459">
                <text:p>2.92992956008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9762709129044">
                <text:p>3.89762709129044</text:p>
              </table:table-cell>
              <table:table-cell office:value-type="float" office:value="2.97173959088778">
                <text:p>2.97173959088778</text:p>
              </table:table-cell>
              <table:table-cell office:value-type="float" office:value="3.89209460269048">
                <text:p>3.89209460269048</text:p>
              </table:table-cell>
              <table:table-cell office:value-type="float" office:value="2.86272752831797">
                <text:p>2.86272752831797</text:p>
              </table:table-cell>
              <table:table-cell office:value-type="float" office:value="3.89209460269048">
                <text:p>3.89209460269048</text:p>
              </table:table-cell>
              <table:table-cell office:value-type="float" office:value="2.93751789201735">
                <text:p>2.937517892017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98181860717066">
                <text:p>2.98181860717066</text:p>
              </table:table-cell>
              <table:table-cell office:value-type="float" office:value="3.89762709129044">
                <text:p>3.89762709129044</text:p>
              </table:table-cell>
              <table:table-cell office:value-type="float" office:value="2.87390159786446">
                <text:p>2.87390159786446</text:p>
              </table:table-cell>
              <table:table-cell office:value-type="float" office:value="3.89762709129044">
                <text:p>3.89762709129044</text:p>
              </table:table-cell>
              <table:table-cell office:value-type="float" office:value="2.94987770403687">
                <text:p>2.94987770403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0848501887865">
                <text:p>3.90848501887865</text:p>
              </table:table-cell>
              <table:table-cell office:value-type="float" office:value="2.99211148778695">
                <text:p>2.99211148778695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88479536394898">
                <text:p>2.88479536394898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95999483832842">
                <text:p>2.959994838328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1381385238372">
                <text:p>3.91381385238372</text:p>
              </table:table-cell>
              <table:table-cell office:value-type="float" office:value="3.09864372581706">
                <text:p>3.09864372581706</text:p>
              </table:table-cell>
              <table:table-cell office:value-type="float" office:value="3.90848501887865">
                <text:p>3.90848501887865</text:p>
              </table:table-cell>
              <table:table-cell office:value-type="float" office:value="2.89486965674525">
                <text:p>2.89486965674525</text:p>
              </table:table-cell>
              <table:table-cell office:value-type="float" office:value="3.90848501887865">
                <text:p>3.90848501887865</text:p>
              </table:table-cell>
              <table:table-cell office:value-type="float" office:value="2.97173959088778">
                <text:p>2.97173959088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907809237607">
                <text:p>3.91907809237607</text:p>
              </table:table-cell>
              <table:table-cell office:value-type="float" office:value="3.1078880251828">
                <text:p>3.1078880251828</text:p>
              </table:table-cell>
              <table:table-cell office:value-type="float" office:value="3.91381385238372">
                <text:p>3.91381385238372</text:p>
              </table:table-cell>
              <table:table-cell office:value-type="float" office:value="2.90633504180509">
                <text:p>2.90633504180509</text:p>
              </table:table-cell>
              <table:table-cell office:value-type="float" office:value="3.91381385238372">
                <text:p>3.91381385238372</text:p>
              </table:table-cell>
              <table:table-cell office:value-type="float" office:value="2.97909290063833">
                <text:p>2.97909290063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2427928606188">
                <text:p>3.92427928606188</text:p>
              </table:table-cell>
              <table:table-cell office:value-type="float" office:value="3.11793383503964">
                <text:p>3.11793383503964</text:p>
              </table:table-cell>
              <table:table-cell office:value-type="float" office:value="3.91907809237607">
                <text:p>3.91907809237607</text:p>
              </table:table-cell>
              <table:table-cell office:value-type="float" office:value="2.91645394854992">
                <text:p>2.91645394854992</text:p>
              </table:table-cell>
              <table:table-cell office:value-type="float" office:value="3.91907809237607">
                <text:p>3.91907809237607</text:p>
              </table:table-cell>
              <table:table-cell office:value-type="float" office:value="2.98811284026835">
                <text:p>2.98811284026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2941892571429">
                <text:p>3.92941892571429</text:p>
              </table:table-cell>
              <table:table-cell office:value-type="float" office:value="3.12872228433843">
                <text:p>3.12872228433843</text:p>
              </table:table-cell>
              <table:table-cell office:value-type="float" office:value="3.92427928606188">
                <text:p>3.92427928606188</text:p>
              </table:table-cell>
              <table:table-cell office:value-type="float" office:value="2.92634244662566">
                <text:p>2.92634244662566</text:p>
              </table:table-cell>
              <table:table-cell office:value-type="float" office:value="3.92427928606188">
                <text:p>3.92427928606188</text:p>
              </table:table-cell>
              <table:table-cell office:value-type="float" office:value="2.99782308074573">
                <text:p>2.997823080745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3449845124357">
                <text:p>3.93449845124357</text:p>
              </table:table-cell>
              <table:table-cell office:value-type="float" office:value="3.13830269816628">
                <text:p>3.13830269816628</text:p>
              </table:table-cell>
              <table:table-cell office:value-type="float" office:value="3.92941892571429">
                <text:p>3.92941892571429</text:p>
              </table:table-cell>
              <table:table-cell office:value-type="float" office:value="2.93651374247889">
                <text:p>2.93651374247889</text:p>
              </table:table-cell>
              <table:table-cell office:value-type="float" office:value="3.92941892571429">
                <text:p>3.92941892571429</text:p>
              </table:table-cell>
              <table:table-cell office:value-type="float" office:value="3.00817418400643">
                <text:p>3.008174184006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3951925261862">
                <text:p>3.93951925261862</text:p>
              </table:table-cell>
              <table:table-cell office:value-type="float" office:value="3.14860265480609">
                <text:p>3.14860265480609</text:p>
              </table:table-cell>
              <table:table-cell office:value-type="float" office:value="3.93449845124357">
                <text:p>3.93449845124357</text:p>
              </table:table-cell>
              <table:table-cell office:value-type="float" office:value="2.94694327069782">
                <text:p>2.94694327069782</text:p>
              </table:table-cell>
              <table:table-cell office:value-type="float" office:value="3.93449845124357">
                <text:p>3.93449845124357</text:p>
              </table:table-cell>
              <table:table-cell office:value-type="float" office:value="3.01828430842653">
                <text:p>3.018284308426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4448267215017">
                <text:p>3.94448267215017</text:p>
              </table:table-cell>
              <table:table-cell office:value-type="float" office:value="3.1580607939366">
                <text:p>3.1580607939366</text:p>
              </table:table-cell>
              <table:table-cell office:value-type="float" office:value="3.93951925261862">
                <text:p>3.93951925261862</text:p>
              </table:table-cell>
              <table:table-cell office:value-type="float" office:value="2.9566485792052">
                <text:p>2.9566485792052</text:p>
              </table:table-cell>
              <table:table-cell office:value-type="float" office:value="3.93951925261862">
                <text:p>3.93951925261862</text:p>
              </table:table-cell>
              <table:table-cell office:value-type="float" office:value="3.02816441942447">
                <text:p>3.028164419424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94939000664491">
                <text:p>3.94939000664491</text:p>
              </table:table-cell>
              <table:table-cell office:value-type="float" office:value="3.16672605558005">
                <text:p>3.16672605558005</text:p>
              </table:table-cell>
              <table:table-cell office:value-type="float" office:value="3.94448267215017">
                <text:p>3.94448267215017</text:p>
              </table:table-cell>
              <table:table-cell office:value-type="float" office:value="2.96378782734556">
                <text:p>2.96378782734556</text:p>
              </table:table-cell>
              <table:table-cell office:value-type="float" office:value="3.94448267215017">
                <text:p>3.94448267215017</text:p>
              </table:table-cell>
              <table:table-cell office:value-type="float" office:value="3.0386201619497">
                <text:p>3.03862016194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3.17638069224327">
                <text:p>3.17638069224327</text:p>
              </table:table-cell>
              <table:table-cell office:value-type="float" office:value="3.94939000664491">
                <text:p>3.94939000664491</text:p>
              </table:table-cell>
              <table:table-cell office:value-type="float" office:value="2.97220283837906">
                <text:p>2.97220283837906</text:p>
              </table:table-cell>
              <table:table-cell office:value-type="float" office:value="3.94939000664491">
                <text:p>3.94939000664491</text:p>
              </table:table-cell>
              <table:table-cell office:value-type="float" office:value="3.05076631123304">
                <text:p>3.05076631123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5904139232109">
                <text:p>3.95904139232109</text:p>
              </table:table-cell>
              <table:table-cell office:value-type="float" office:value="3.18667386749974">
                <text:p>3.18667386749974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2.98362628712453">
                <text:p>2.98362628712453</text:p>
              </table:table-cell>
              <table:table-cell office:value-type="float" office:value="3.95424250943932">
                <text:p>3.95424250943932</text:p>
              </table:table-cell>
              <table:table-cell office:value-type="float" office:value="3.05918461763137">
                <text:p>3.05918461763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6378782734556">
                <text:p>3.96378782734556</text:p>
              </table:table-cell>
              <table:table-cell office:value-type="float" office:value="3.19645254170339">
                <text:p>3.19645254170339</text:p>
              </table:table-cell>
              <table:table-cell office:value-type="float" office:value="3.95904139232109">
                <text:p>3.95904139232109</text:p>
              </table:table-cell>
              <table:table-cell office:value-type="float" office:value="2.99431715266964">
                <text:p>2.99431715266964</text:p>
              </table:table-cell>
              <table:table-cell office:value-type="float" office:value="3.95904139232109">
                <text:p>3.95904139232109</text:p>
              </table:table-cell>
              <table:table-cell office:value-type="float" office:value="3.06892761168207">
                <text:p>3.068927611682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378782734556">
                <text:p>3.96378782734556</text:p>
              </table:table-cell>
              <table:table-cell office:value-type="float" office:value="NaN">
                <text:p>NaN</text:p>
              </table:table-cell>
              <table:table-cell office:value-type="float" office:value="3.96378782734556">
                <text:p>3.96378782734556</text:p>
              </table:table-cell>
              <table:table-cell office:value-type="float" office:value="3.07809415040641">
                <text:p>3.078094150406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